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ews Gothic Condensed" svg:font-family="'News Gothic Condensed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0.5681in"/>
    </style:style>
    <style:style style:name="co6" style:family="table-column">
      <style:table-column-properties fo:break-before="auto" style:column-width="1.1681in"/>
    </style:style>
    <style:style style:name="co7" style:family="table-column">
      <style:table-column-properties fo:break-before="auto" style:column-width="1.2756in"/>
    </style:style>
    <style:style style:name="co8" style:family="table-column">
      <style:table-column-properties fo:break-before="auto" style:column-width="0.9752in"/>
    </style:style>
    <style:style style:name="co9" style:family="table-column">
      <style:table-column-properties fo:break-before="auto" style:column-width="1.3398in"/>
    </style:style>
    <style:style style:name="co10" style:family="table-column">
      <style:table-column-properties fo:break-before="auto" style:column-width="1.0181in"/>
    </style:style>
    <style:style style:name="co11" style:family="table-column">
      <style:table-column-properties fo:break-before="auto" style:column-width="0.9965in"/>
    </style:style>
    <style:style style:name="co12" style:family="table-column">
      <style:table-column-properties fo:break-before="auto" style:column-width="1.1472in"/>
    </style:style>
    <style:style style:name="co13" style:family="table-column">
      <style:table-column-properties fo:break-before="auto" style:column-width="1.4154in"/>
    </style:style>
    <style:style style:name="co14" style:family="table-column">
      <style:table-column-properties fo:break-before="auto" style:column-width="0.8839in"/>
    </style:style>
    <style:style style:name="co15" style:family="table-column">
      <style:table-column-properties fo:break-before="auto" style:column-width="1.1118in"/>
    </style:style>
    <style:style style:name="ro1" style:family="table-row">
      <style:table-row-properties style:row-height="0.818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>
      <style:table-cell-properties fo:wrap-option="wrap"/>
      <style:text-properties style:font-name="Liberation Sans" fo:font-size="10pt" style:font-size-asian="10pt" style:font-name-complex="Lohit Devanagari" style:font-size-complex="10pt"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ANNUAL GDP BY INDUST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2" table:number-columns-repeated="1005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GDP</text:p>
          </table:table-cell>
          <table:table-cell table:style-name="ce1" office:value-type="string" calcext:value-type="string">
            <text:p>TOTAL PRIVATE INDUSTRIES</text:p>
          </table:table-cell>
          <table:table-cell table:style-name="ce3" office:value-type="string" calcext:value-type="string">
            <text:p>AGRICULTURE, FORESTRY, FISHING, AND HUNTING</text:p>
          </table:table-cell>
          <table:table-cell table:style-name="ce1" office:value-type="string" calcext:value-type="string">
            <text:p>MINING</text:p>
          </table:table-cell>
          <table:table-cell table:style-name="ce1" office:value-type="string" calcext:value-type="string">
            <text:p>CONSTRUCTION</text:p>
          </table:table-cell>
          <table:table-cell table:style-name="ce1" office:value-type="string" calcext:value-type="string">
            <text:p>MANUFACTURING</text:p>
          </table:table-cell>
          <table:table-cell table:style-name="ce1" office:value-type="string" calcext:value-type="string">
            <text:p>UTILITIES</text:p>
          </table:table-cell>
          <table:table-cell table:style-name="ce1" office:value-type="string" calcext:value-type="string">
            <text:p>WHOLESALE TRADE</text:p>
          </table:table-cell>
          <table:table-cell table:style-name="ce1" office:value-type="string" calcext:value-type="string">
            <text:p>RETAIL TRADE</text:p>
          </table:table-cell>
          <table:table-cell table:style-name="ce1" office:value-type="string" calcext:value-type="string">
            <text:p>TRANSPORTATION AND WAREHOUSING</text:p>
          </table:table-cell>
          <table:table-cell table:style-name="ce1" office:value-type="string" calcext:value-type="string">
            <text:p>INFORMATION</text:p>
          </table:table-cell>
          <table:table-cell table:style-name="ce1" office:value-type="string" calcext:value-type="string">
            <text:p>FINANCE, INSURANCE, REAL ESTATE, RENTAL, AND LEASING</text:p>
          </table:table-cell>
          <table:table-cell table:style-name="ce1" office:value-type="string" calcext:value-type="string">
            <text:p>PROFESSIONAL AND BUSINESS SERVICES</text:p>
          </table:table-cell>
          <table:table-cell table:style-name="ce1" office:value-type="string" calcext:value-type="string">
            <text:p>EDUCATIONAL SERVICES, HEALTH CARE, AND SOCIAL ASSISTANCE</text:p>
          </table:table-cell>
          <table:table-cell table:style-name="ce1" office:value-type="string" calcext:value-type="string">
            <text:p>ARTS, ENTERTAINMENT, RECREATION, ACCOMMODATION, AND FOOD SERVICES</text:p>
          </table:table-cell>
          <table:table-cell table:style-name="ce1" office:value-type="string" calcext:value-type="string">
            <text:p>OTHER SERVICES, EXCEPT GOVERNMENT</text:p>
          </table:table-cell>
          <table:table-cell table:style-name="ce1" office:value-type="string" calcext:value-type="string">
            <text:p>GOVERNMENT</text:p>
          </table:table-cell>
          <table:table-cell table:style-name="ce1" office:value-type="string" calcext:value-type="string">
            <text:p>PRIVATE GOODS PRODUCING INDUSTRIES</text:p>
          </table:table-cell>
          <table:table-cell table:style-name="ce1" office:value-type="string" calcext:value-type="string">
            <text:p>PRIVATE SERVICES PRODUCING INDUSTRIES</text:p>
          </table:table-cell>
          <table:table-cell table:style-name="ce1" table:number-columns-repeated="1004"/>
        </table:table-row>
        <table:table-row table:style-name="ro2">
          <table:table-cell office:value-type="string" calcext:value-type="string">
            <text:p>1974 </text:p>
          </table:table-cell>
          <table:table-cell office:value-type="float" office:value="1500" calcext:value-type="float">
            <text:p>1500</text:p>
          </table:table-cell>
          <table:table-cell office:value-type="float" office:value="1277.3" calcext:value-type="float">
            <text:p>1277.3</text:p>
          </table:table-cell>
          <table:table-cell office:value-type="float" office:value="50.1" calcext:value-type="float">
            <text:p>50.1</text:p>
          </table:table-cell>
          <table:table-cell office:value-type="float" office:value="29.3" calcext:value-type="float">
            <text:p>29.3</text:p>
          </table:table-cell>
          <table:table-cell office:value-type="float" office:value="74" calcext:value-type="float">
            <text:p>74</text:p>
          </table:table-cell>
          <table:table-cell office:value-type="float" office:value="318.2" calcext:value-type="float">
            <text:p>318.2</text:p>
          </table:table-cell>
          <table:table-cell office:value-type="float" office:value="29.2" calcext:value-type="float">
            <text:p>29.2</text:p>
          </table:table-cell>
          <table:table-cell office:value-type="float" office:value="104.7" calcext:value-type="float">
            <text:p>104.7</text:p>
          </table:table-cell>
          <table:table-cell office:value-type="float" office:value="113.4" calcext:value-type="float">
            <text:p>113.4</text:p>
          </table:table-cell>
          <table:table-cell office:value-type="float" office:value="58.5" calcext:value-type="float">
            <text:p>58.5</text:p>
          </table:table-cell>
          <table:table-cell office:value-type="float" office:value="50.9" calcext:value-type="float">
            <text:p>50.9</text:p>
          </table:table-cell>
          <table:table-cell office:value-type="float" office:value="223.3" calcext:value-type="float">
            <text:p>223.3</text:p>
          </table:table-cell>
          <table:table-cell office:value-type="float" office:value="84.6" calcext:value-type="float">
            <text:p>84.6</text:p>
          </table:table-cell>
          <table:table-cell office:value-type="float" office:value="64.3" calcext:value-type="float">
            <text:p>64.3</text:p>
          </table:table-cell>
          <table:table-cell office:value-type="float" office:value="40.9" calcext:value-type="float">
            <text:p>40.9</text:p>
          </table:table-cell>
          <table:table-cell office:value-type="float" office:value="35.8" calcext:value-type="float">
            <text:p>35.8</text:p>
          </table:table-cell>
          <table:table-cell office:value-type="float" office:value="222.6" calcext:value-type="float">
            <text:p>222.6</text:p>
          </table:table-cell>
          <table:table-cell office:value-type="float" office:value="471.7" calcext:value-type="float">
            <text:p>471.7</text:p>
          </table:table-cell>
          <table:table-cell office:value-type="float" office:value="805.6" calcext:value-type="float">
            <text:p>805.6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975</text:p>
          </table:table-cell>
          <table:table-cell office:value-type="float" office:value="1638.3" calcext:value-type="float">
            <text:p>1638.3</text:p>
          </table:table-cell>
          <table:table-cell office:value-type="float" office:value="1391.5" calcext:value-type="float">
            <text:p>1391.5</text:p>
          </table:table-cell>
          <table:table-cell office:value-type="float" office:value="51.4" calcext:value-type="float">
            <text:p>51.4</text:p>
          </table:table-cell>
          <table:table-cell office:value-type="float" office:value="33.8" calcext:value-type="float">
            <text:p>33.8</text:p>
          </table:table-cell>
          <table:table-cell office:value-type="float" office:value="74.8" calcext:value-type="float">
            <text:p>74.8</text:p>
          </table:table-cell>
          <table:table-cell office:value-type="float" office:value="337.1" calcext:value-type="float">
            <text:p>337.1</text:p>
          </table:table-cell>
          <table:table-cell office:value-type="float" office:value="37.1" calcext:value-type="float">
            <text:p>37.1</text:p>
          </table:table-cell>
          <table:table-cell office:value-type="float" office:value="114.6" calcext:value-type="float">
            <text:p>114.6</text:p>
          </table:table-cell>
          <table:table-cell office:value-type="float" office:value="127.3" calcext:value-type="float">
            <text:p>127.3</text:p>
          </table:table-cell>
          <table:table-cell office:value-type="float" office:value="59.4" calcext:value-type="float">
            <text:p>59.4</text:p>
          </table:table-cell>
          <table:table-cell office:value-type="float" office:value="56.5" calcext:value-type="float">
            <text:p>56.5</text:p>
          </table:table-cell>
          <table:table-cell office:value-type="float" office:value="248.2" calcext:value-type="float">
            <text:p>248.2</text:p>
          </table:table-cell>
          <table:table-cell office:value-type="float" office:value="92.9" calcext:value-type="float">
            <text:p>92.9</text:p>
          </table:table-cell>
          <table:table-cell office:value-type="float" office:value="74.2" calcext:value-type="float">
            <text:p>74.2</text:p>
          </table:table-cell>
          <table:table-cell office:value-type="float" office:value="45.7" calcext:value-type="float">
            <text:p>45.7</text:p>
          </table:table-cell>
          <table:table-cell office:value-type="float" office:value="38.4" calcext:value-type="float">
            <text:p>38.4</text:p>
          </table:table-cell>
          <table:table-cell office:value-type="float" office:value="246.9" calcext:value-type="float">
            <text:p>246.9</text:p>
          </table:table-cell>
          <table:table-cell office:value-type="float" office:value="497.2" calcext:value-type="float">
            <text:p>497.2</text:p>
          </table:table-cell>
          <table:table-cell office:value-type="float" office:value="894.3" calcext:value-type="float">
            <text:p>894.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976</text:p>
          </table:table-cell>
          <table:table-cell office:value-type="float" office:value="1825.3" calcext:value-type="float">
            <text:p>1825.3</text:p>
          </table:table-cell>
          <table:table-cell office:value-type="float" office:value="1556.2" calcext:value-type="float">
            <text:p>1556.2</text:p>
          </table:table-cell>
          <table:table-cell office:value-type="float" office:value="50.2" calcext:value-type="float">
            <text:p>50.2</text:p>
          </table:table-cell>
          <table:table-cell office:value-type="float" office:value="37.5" calcext:value-type="float">
            <text:p>37.5</text:p>
          </table:table-cell>
          <table:table-cell office:value-type="float" office:value="85.5" calcext:value-type="float">
            <text:p>85.5</text:p>
          </table:table-cell>
          <table:table-cell office:value-type="float" office:value="386.7" calcext:value-type="float">
            <text:p>386.7</text:p>
          </table:table-cell>
          <table:table-cell office:value-type="float" office:value="41.5" calcext:value-type="float">
            <text:p>41.5</text:p>
          </table:table-cell>
          <table:table-cell office:value-type="float" office:value="122.7" calcext:value-type="float">
            <text:p>122.7</text:p>
          </table:table-cell>
          <table:table-cell office:value-type="float" office:value="144" calcext:value-type="float">
            <text:p>144</text:p>
          </table:table-cell>
          <table:table-cell office:value-type="float" office:value="68.8" calcext:value-type="float">
            <text:p>68.8</text:p>
          </table:table-cell>
          <table:table-cell office:value-type="float" office:value="63.5" calcext:value-type="float">
            <text:p>63.5</text:p>
          </table:table-cell>
          <table:table-cell office:value-type="float" office:value="272.1" calcext:value-type="float">
            <text:p>272.1</text:p>
          </table:table-cell>
          <table:table-cell office:value-type="float" office:value="105.1" calcext:value-type="float">
            <text:p>105.1</text:p>
          </table:table-cell>
          <table:table-cell office:value-type="float" office:value="84" calcext:value-type="float">
            <text:p>84</text:p>
          </table:table-cell>
          <table:table-cell office:value-type="float" office:value="51.9" calcext:value-type="float">
            <text:p>51.9</text:p>
          </table:table-cell>
          <table:table-cell office:value-type="float" office:value="42.8" calcext:value-type="float">
            <text:p>42.8</text:p>
          </table:table-cell>
          <table:table-cell office:value-type="float" office:value="269.1" calcext:value-type="float">
            <text:p>269.1</text:p>
          </table:table-cell>
          <table:table-cell office:value-type="float" office:value="559.8" calcext:value-type="float">
            <text:p>559.8</text:p>
          </table:table-cell>
          <table:table-cell office:value-type="float" office:value="996.4" calcext:value-type="float">
            <text:p>996.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977</text:p>
          </table:table-cell>
          <table:table-cell office:value-type="float" office:value="2030.9" calcext:value-type="float">
            <text:p>2030.9</text:p>
          </table:table-cell>
          <table:table-cell office:value-type="float" office:value="1739.4" calcext:value-type="float">
            <text:p>1739.4</text:p>
          </table:table-cell>
          <table:table-cell office:value-type="float" office:value="51.3" calcext:value-type="float">
            <text:p>51.3</text:p>
          </table:table-cell>
          <table:table-cell office:value-type="float" office:value="43.4" calcext:value-type="float">
            <text:p>43.4</text:p>
          </table:table-cell>
          <table:table-cell office:value-type="float" office:value="94.2" calcext:value-type="float">
            <text:p>94.2</text:p>
          </table:table-cell>
          <table:table-cell office:value-type="float" office:value="438.6" calcext:value-type="float">
            <text:p>438.6</text:p>
          </table:table-cell>
          <table:table-cell office:value-type="float" office:value="45.9" calcext:value-type="float">
            <text:p>45.9</text:p>
          </table:table-cell>
          <table:table-cell office:value-type="float" office:value="134.9" calcext:value-type="float">
            <text:p>134.9</text:p>
          </table:table-cell>
          <table:table-cell office:value-type="float" office:value="158.5" calcext:value-type="float">
            <text:p>158.5</text:p>
          </table:table-cell>
          <table:table-cell office:value-type="float" office:value="76.2" calcext:value-type="float">
            <text:p>76.2</text:p>
          </table:table-cell>
          <table:table-cell office:value-type="float" office:value="71.1" calcext:value-type="float">
            <text:p>71.1</text:p>
          </table:table-cell>
          <table:table-cell office:value-type="float" office:value="304" calcext:value-type="float">
            <text:p>304</text:p>
          </table:table-cell>
          <table:table-cell office:value-type="float" office:value="122.7" calcext:value-type="float">
            <text:p>122.7</text:p>
          </table:table-cell>
          <table:table-cell office:value-type="float" office:value="93.8" calcext:value-type="float">
            <text:p>93.8</text:p>
          </table:table-cell>
          <table:table-cell office:value-type="float" office:value="58.8" calcext:value-type="float">
            <text:p>58.8</text:p>
          </table:table-cell>
          <table:table-cell office:value-type="float" office:value="46.1" calcext:value-type="float">
            <text:p>46.1</text:p>
          </table:table-cell>
          <table:table-cell office:value-type="float" office:value="291.5" calcext:value-type="float">
            <text:p>291.5</text:p>
          </table:table-cell>
          <table:table-cell office:value-type="float" office:value="627.5" calcext:value-type="float">
            <text:p>627.5</text:p>
          </table:table-cell>
          <table:table-cell office:value-type="float" office:value="1111.9" calcext:value-type="float">
            <text:p>1111.9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978</text:p>
          </table:table-cell>
          <table:table-cell office:value-type="float" office:value="2294.7" calcext:value-type="float">
            <text:p>2294.7</text:p>
          </table:table-cell>
          <table:table-cell office:value-type="float" office:value="1977" calcext:value-type="float">
            <text:p>1977</text:p>
          </table:table-cell>
          <table:table-cell office:value-type="float" office:value="59.8" calcext:value-type="float">
            <text:p>59.8</text:p>
          </table:table-cell>
          <table:table-cell office:value-type="float" office:value="49.5" calcext:value-type="float">
            <text:p>49.5</text:p>
          </table:table-cell>
          <table:table-cell office:value-type="float" office:value="111.5" calcext:value-type="float">
            <text:p>111.5</text:p>
          </table:table-cell>
          <table:table-cell office:value-type="float" office:value="489.9" calcext:value-type="float">
            <text:p>489.9</text:p>
          </table:table-cell>
          <table:table-cell office:value-type="float" office:value="50.4" calcext:value-type="float">
            <text:p>50.4</text:p>
          </table:table-cell>
          <table:table-cell office:value-type="float" office:value="153.4" calcext:value-type="float">
            <text:p>153.4</text:p>
          </table:table-cell>
          <table:table-cell office:value-type="float" office:value="177.6" calcext:value-type="float">
            <text:p>177.6</text:p>
          </table:table-cell>
          <table:table-cell office:value-type="float" office:value="86.7" calcext:value-type="float">
            <text:p>86.7</text:p>
          </table:table-cell>
          <table:table-cell office:value-type="float" office:value="81.4" calcext:value-type="float">
            <text:p>81.4</text:p>
          </table:table-cell>
          <table:table-cell office:value-type="float" office:value="347.4" calcext:value-type="float">
            <text:p>347.4</text:p>
          </table:table-cell>
          <table:table-cell office:value-type="float" office:value="141.9" calcext:value-type="float">
            <text:p>141.9</text:p>
          </table:table-cell>
          <table:table-cell office:value-type="float" office:value="106.4" calcext:value-type="float">
            <text:p>106.4</text:p>
          </table:table-cell>
          <table:table-cell office:value-type="float" office:value="67.9" calcext:value-type="float">
            <text:p>67.9</text:p>
          </table:table-cell>
          <table:table-cell office:value-type="float" office:value="53.2" calcext:value-type="float">
            <text:p>53.2</text:p>
          </table:table-cell>
          <table:table-cell office:value-type="float" office:value="317.7" calcext:value-type="float">
            <text:p>317.7</text:p>
          </table:table-cell>
          <table:table-cell office:value-type="float" office:value="710.6" calcext:value-type="float">
            <text:p>710.6</text:p>
          </table:table-cell>
          <table:table-cell office:value-type="float" office:value="1266.4" calcext:value-type="float">
            <text:p>1266.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979</text:p>
          </table:table-cell>
          <table:table-cell office:value-type="float" office:value="2563.3" calcext:value-type="float">
            <text:p>2563.3</text:p>
          </table:table-cell>
          <table:table-cell office:value-type="float" office:value="2217.7" calcext:value-type="float">
            <text:p>2217.7</text:p>
          </table:table-cell>
          <table:table-cell office:value-type="float" office:value="70.6" calcext:value-type="float">
            <text:p>70.6</text:p>
          </table:table-cell>
          <table:table-cell office:value-type="float" office:value="58.4" calcext:value-type="float">
            <text:p>58.4</text:p>
          </table:table-cell>
          <table:table-cell office:value-type="float" office:value="127" calcext:value-type="float">
            <text:p>127</text:p>
          </table:table-cell>
          <table:table-cell office:value-type="float" office:value="543.8" calcext:value-type="float">
            <text:p>543.8</text:p>
          </table:table-cell>
          <table:table-cell office:value-type="float" office:value="51.9" calcext:value-type="float">
            <text:p>51.9</text:p>
          </table:table-cell>
          <table:table-cell office:value-type="float" office:value="175.8" calcext:value-type="float">
            <text:p>175.8</text:p>
          </table:table-cell>
          <table:table-cell office:value-type="float" office:value="193.2" calcext:value-type="float">
            <text:p>193.2</text:p>
          </table:table-cell>
          <table:table-cell office:value-type="float" office:value="96.6" calcext:value-type="float">
            <text:p>96.6</text:p>
          </table:table-cell>
          <table:table-cell office:value-type="float" office:value="90.3" calcext:value-type="float">
            <text:p>90.3</text:p>
          </table:table-cell>
          <table:table-cell office:value-type="float" office:value="390.3" calcext:value-type="float">
            <text:p>390.3</text:p>
          </table:table-cell>
          <table:table-cell office:value-type="float" office:value="164" calcext:value-type="float">
            <text:p>164</text:p>
          </table:table-cell>
          <table:table-cell office:value-type="float" office:value="120.5" calcext:value-type="float">
            <text:p>120.5</text:p>
          </table:table-cell>
          <table:table-cell office:value-type="float" office:value="77.1" calcext:value-type="float">
            <text:p>77.1</text:p>
          </table:table-cell>
          <table:table-cell office:value-type="float" office:value="58.2" calcext:value-type="float">
            <text:p>58.2</text:p>
          </table:table-cell>
          <table:table-cell office:value-type="float" office:value="345.7" calcext:value-type="float">
            <text:p>345.7</text:p>
          </table:table-cell>
          <table:table-cell office:value-type="float" office:value="799.7" calcext:value-type="float">
            <text:p>799.7</text:p>
          </table:table-cell>
          <table:table-cell office:value-type="float" office:value="1417.9" calcext:value-type="float">
            <text:p>1417.9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980</text:p>
          </table:table-cell>
          <table:table-cell office:value-type="float" office:value="2789.5" calcext:value-type="float">
            <text:p>2789.5</text:p>
          </table:table-cell>
          <table:table-cell office:value-type="float" office:value="2405.8" calcext:value-type="float">
            <text:p>2405.8</text:p>
          </table:table-cell>
          <table:table-cell office:value-type="float" office:value="62" calcext:value-type="float">
            <text:p>62</text:p>
          </table:table-cell>
          <table:table-cell office:value-type="float" office:value="91.3" calcext:value-type="float">
            <text:p>91.3</text:p>
          </table:table-cell>
          <table:table-cell office:value-type="float" office:value="130.3" calcext:value-type="float">
            <text:p>130.3</text:p>
          </table:table-cell>
          <table:table-cell office:value-type="float" office:value="556.6" calcext:value-type="float">
            <text:p>556.6</text:p>
          </table:table-cell>
          <table:table-cell office:value-type="float" office:value="60" calcext:value-type="float">
            <text:p>60</text:p>
          </table:table-cell>
          <table:table-cell office:value-type="float" office:value="188.7" calcext:value-type="float">
            <text:p>188.7</text:p>
          </table:table-cell>
          <table:table-cell office:value-type="float" office:value="200.9" calcext:value-type="float">
            <text:p>200.9</text:p>
          </table:table-cell>
          <table:table-cell office:value-type="float" office:value="102.3" calcext:value-type="float">
            <text:p>102.3</text:p>
          </table:table-cell>
          <table:table-cell office:value-type="float" office:value="99" calcext:value-type="float">
            <text:p>99</text:p>
          </table:table-cell>
          <table:table-cell office:value-type="float" office:value="442.4" calcext:value-type="float">
            <text:p>442.4</text:p>
          </table:table-cell>
          <table:table-cell office:value-type="float" office:value="186.3" calcext:value-type="float">
            <text:p>186.3</text:p>
          </table:table-cell>
          <table:table-cell office:value-type="float" office:value="139.7" calcext:value-type="float">
            <text:p>139.7</text:p>
          </table:table-cell>
          <table:table-cell office:value-type="float" office:value="83.5" calcext:value-type="float">
            <text:p>83.5</text:p>
          </table:table-cell>
          <table:table-cell office:value-type="float" office:value="62.6" calcext:value-type="float">
            <text:p>62.6</text:p>
          </table:table-cell>
          <table:table-cell office:value-type="float" office:value="383.7" calcext:value-type="float">
            <text:p>383.7</text:p>
          </table:table-cell>
          <table:table-cell office:value-type="float" office:value="840.2" calcext:value-type="float">
            <text:p>840.2</text:p>
          </table:table-cell>
          <table:table-cell office:value-type="float" office:value="1565.6" calcext:value-type="float">
            <text:p>1565.6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981</text:p>
          </table:table-cell>
          <table:table-cell office:value-type="float" office:value="3128.4" calcext:value-type="float">
            <text:p>3128.4</text:p>
          </table:table-cell>
          <table:table-cell office:value-type="float" office:value="2702.5" calcext:value-type="float">
            <text:p>2702.5</text:p>
          </table:table-cell>
          <table:table-cell office:value-type="float" office:value="75.4" calcext:value-type="float">
            <text:p>75.4</text:p>
          </table:table-cell>
          <table:table-cell office:value-type="float" office:value="122.9" calcext:value-type="float">
            <text:p>122.9</text:p>
          </table:table-cell>
          <table:table-cell office:value-type="float" office:value="131.8" calcext:value-type="float">
            <text:p>131.8</text:p>
          </table:table-cell>
          <table:table-cell office:value-type="float" office:value="616.5" calcext:value-type="float">
            <text:p>616.5</text:p>
          </table:table-cell>
          <table:table-cell office:value-type="float" office:value="70.7" calcext:value-type="float">
            <text:p>70.7</text:p>
          </table:table-cell>
          <table:table-cell office:value-type="float" office:value="208.3" calcext:value-type="float">
            <text:p>208.3</text:p>
          </table:table-cell>
          <table:table-cell office:value-type="float" office:value="221" calcext:value-type="float">
            <text:p>221</text:p>
          </table:table-cell>
          <table:table-cell office:value-type="float" office:value="109.9" calcext:value-type="float">
            <text:p>109.9</text:p>
          </table:table-cell>
          <table:table-cell office:value-type="float" office:value="112.7" calcext:value-type="float">
            <text:p>112.7</text:p>
          </table:table-cell>
          <table:table-cell office:value-type="float" office:value="498.4" calcext:value-type="float">
            <text:p>498.4</text:p>
          </table:table-cell>
          <table:table-cell office:value-type="float" office:value="213.2" calcext:value-type="float">
            <text:p>213.2</text:p>
          </table:table-cell>
          <table:table-cell office:value-type="float" office:value="159.9" calcext:value-type="float">
            <text:p>159.9</text:p>
          </table:table-cell>
          <table:table-cell office:value-type="float" office:value="93.5" calcext:value-type="float">
            <text:p>93.5</text:p>
          </table:table-cell>
          <table:table-cell office:value-type="float" office:value="68.5" calcext:value-type="float">
            <text:p>68.5</text:p>
          </table:table-cell>
          <table:table-cell office:value-type="float" office:value="425.9" calcext:value-type="float">
            <text:p>425.9</text:p>
          </table:table-cell>
          <table:table-cell office:value-type="float" office:value="946.6" calcext:value-type="float">
            <text:p>946.6</text:p>
          </table:table-cell>
          <table:table-cell office:value-type="float" office:value="1755.9" calcext:value-type="float">
            <text:p>1755.9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982</text:p>
          </table:table-cell>
          <table:table-cell office:value-type="float" office:value="3255" calcext:value-type="float">
            <text:p>3255</text:p>
          </table:table-cell>
          <table:table-cell office:value-type="float" office:value="2792.6" calcext:value-type="float">
            <text:p>2792.6</text:p>
          </table:table-cell>
          <table:table-cell office:value-type="float" office:value="71.3" calcext:value-type="float">
            <text:p>71.3</text:p>
          </table:table-cell>
          <table:table-cell office:value-type="float" office:value="120" calcext:value-type="float">
            <text:p>120</text:p>
          </table:table-cell>
          <table:table-cell office:value-type="float" office:value="128.8" calcext:value-type="float">
            <text:p>128.8</text:p>
          </table:table-cell>
          <table:table-cell office:value-type="float" office:value="603.2" calcext:value-type="float">
            <text:p>603.2</text:p>
          </table:table-cell>
          <table:table-cell office:value-type="float" office:value="81.7" calcext:value-type="float">
            <text:p>81.7</text:p>
          </table:table-cell>
          <table:table-cell office:value-type="float" office:value="207.9" calcext:value-type="float">
            <text:p>207.9</text:p>
          </table:table-cell>
          <table:table-cell office:value-type="float" office:value="229.9" calcext:value-type="float">
            <text:p>229.9</text:p>
          </table:table-cell>
          <table:table-cell office:value-type="float" office:value="105.9" calcext:value-type="float">
            <text:p>105.9</text:p>
          </table:table-cell>
          <table:table-cell office:value-type="float" office:value="123.6" calcext:value-type="float">
            <text:p>123.6</text:p>
          </table:table-cell>
          <table:table-cell office:value-type="float" office:value="539.9" calcext:value-type="float">
            <text:p>539.9</text:p>
          </table:table-cell>
          <table:table-cell office:value-type="float" office:value="230.9" calcext:value-type="float">
            <text:p>230.9</text:p>
          </table:table-cell>
          <table:table-cell office:value-type="float" office:value="177.9" calcext:value-type="float">
            <text:p>177.9</text:p>
          </table:table-cell>
          <table:table-cell office:value-type="float" office:value="100.9" calcext:value-type="float">
            <text:p>100.9</text:p>
          </table:table-cell>
          <table:table-cell office:value-type="float" office:value="70.7" calcext:value-type="float">
            <text:p>70.7</text:p>
          </table:table-cell>
          <table:table-cell office:value-type="float" office:value="462.4" calcext:value-type="float">
            <text:p>462.4</text:p>
          </table:table-cell>
          <table:table-cell office:value-type="float" office:value="923.3" calcext:value-type="float">
            <text:p>923.3</text:p>
          </table:table-cell>
          <table:table-cell office:value-type="float" office:value="1869.3" calcext:value-type="float">
            <text:p>1869.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983</text:p>
          </table:table-cell>
          <table:table-cell office:value-type="float" office:value="3536.7" calcext:value-type="float">
            <text:p>3536.7</text:p>
          </table:table-cell>
          <table:table-cell office:value-type="float" office:value="3043.5" calcext:value-type="float">
            <text:p>3043.5</text:p>
          </table:table-cell>
          <table:table-cell office:value-type="float" office:value="57.1" calcext:value-type="float">
            <text:p>57.1</text:p>
          </table:table-cell>
          <table:table-cell office:value-type="float" office:value="103.1" calcext:value-type="float">
            <text:p>103.1</text:p>
          </table:table-cell>
          <table:table-cell office:value-type="float" office:value="139.8" calcext:value-type="float">
            <text:p>139.8</text:p>
          </table:table-cell>
          <table:table-cell office:value-type="float" office:value="653.1" calcext:value-type="float">
            <text:p>653.1</text:p>
          </table:table-cell>
          <table:table-cell office:value-type="float" office:value="91.6" calcext:value-type="float">
            <text:p>91.6</text:p>
          </table:table-cell>
          <table:table-cell office:value-type="float" office:value="222.9" calcext:value-type="float">
            <text:p>222.9</text:p>
          </table:table-cell>
          <table:table-cell office:value-type="float" office:value="261.6" calcext:value-type="float">
            <text:p>261.6</text:p>
          </table:table-cell>
          <table:table-cell office:value-type="float" office:value="117.8" calcext:value-type="float">
            <text:p>117.8</text:p>
          </table:table-cell>
          <table:table-cell office:value-type="float" office:value="140" calcext:value-type="float">
            <text:p>140</text:p>
          </table:table-cell>
          <table:table-cell office:value-type="float" office:value="604.6" calcext:value-type="float">
            <text:p>604.6</text:p>
          </table:table-cell>
          <table:table-cell office:value-type="float" office:value="262.5" calcext:value-type="float">
            <text:p>262.5</text:p>
          </table:table-cell>
          <table:table-cell office:value-type="float" office:value="198.3" calcext:value-type="float">
            <text:p>198.3</text:p>
          </table:table-cell>
          <table:table-cell office:value-type="float" office:value="112" calcext:value-type="float">
            <text:p>112</text:p>
          </table:table-cell>
          <table:table-cell office:value-type="float" office:value="79.2" calcext:value-type="float">
            <text:p>79.2</text:p>
          </table:table-cell>
          <table:table-cell office:value-type="float" office:value="493.1" calcext:value-type="float">
            <text:p>493.1</text:p>
          </table:table-cell>
          <table:table-cell office:value-type="float" office:value="953.1" calcext:value-type="float">
            <text:p>953.1</text:p>
          </table:table-cell>
          <table:table-cell office:value-type="float" office:value="2090.5" calcext:value-type="float">
            <text:p>2090.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984</text:p>
          </table:table-cell>
          <table:table-cell office:value-type="float" office:value="3933.2" calcext:value-type="float">
            <text:p>3933.2</text:p>
          </table:table-cell>
          <table:table-cell office:value-type="float" office:value="3395.1" calcext:value-type="float">
            <text:p>3395.1</text:p>
          </table:table-cell>
          <table:table-cell office:value-type="float" office:value="77.1" calcext:value-type="float">
            <text:p>77.1</text:p>
          </table:table-cell>
          <table:table-cell office:value-type="float" office:value="107.2" calcext:value-type="float">
            <text:p>107.2</text:p>
          </table:table-cell>
          <table:table-cell office:value-type="float" office:value="164.4" calcext:value-type="float">
            <text:p>164.4</text:p>
          </table:table-cell>
          <table:table-cell office:value-type="float" office:value="724" calcext:value-type="float">
            <text:p>724</text:p>
          </table:table-cell>
          <table:table-cell office:value-type="float" office:value="102.3" calcext:value-type="float">
            <text:p>102.3</text:p>
          </table:table-cell>
          <table:table-cell office:value-type="float" office:value="249.4" calcext:value-type="float">
            <text:p>249.4</text:p>
          </table:table-cell>
          <table:table-cell office:value-type="float" office:value="293.6" calcext:value-type="float">
            <text:p>293.6</text:p>
          </table:table-cell>
          <table:table-cell office:value-type="float" office:value="131.4" calcext:value-type="float">
            <text:p>131.4</text:p>
          </table:table-cell>
          <table:table-cell office:value-type="float" office:value="147.1" calcext:value-type="float">
            <text:p>147.1</text:p>
          </table:table-cell>
          <table:table-cell office:value-type="float" office:value="670.2" calcext:value-type="float">
            <text:p>670.2</text:p>
          </table:table-cell>
          <table:table-cell office:value-type="float" office:value="303.8" calcext:value-type="float">
            <text:p>303.8</text:p>
          </table:table-cell>
          <table:table-cell office:value-type="float" office:value="214.1" calcext:value-type="float">
            <text:p>214.1</text:p>
          </table:table-cell>
          <table:table-cell office:value-type="float" office:value="121.2" calcext:value-type="float">
            <text:p>121.2</text:p>
          </table:table-cell>
          <table:table-cell office:value-type="float" office:value="89.3" calcext:value-type="float">
            <text:p>89.3</text:p>
          </table:table-cell>
          <table:table-cell office:value-type="float" office:value="538.1" calcext:value-type="float">
            <text:p>538.1</text:p>
          </table:table-cell>
          <table:table-cell office:value-type="float" office:value="1072.7" calcext:value-type="float">
            <text:p>1072.7</text:p>
          </table:table-cell>
          <table:table-cell office:value-type="float" office:value="2322.3" calcext:value-type="float">
            <text:p>2322.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985</text:p>
          </table:table-cell>
          <table:table-cell office:value-type="float" office:value="4220.3" calcext:value-type="float">
            <text:p>4220.3</text:p>
          </table:table-cell>
          <table:table-cell office:value-type="float" office:value="3637" calcext:value-type="float">
            <text:p>3637</text:p>
          </table:table-cell>
          <table:table-cell office:value-type="float" office:value="77.1" calcext:value-type="float">
            <text:p>77.1</text:p>
          </table:table-cell>
          <table:table-cell office:value-type="float" office:value="105.4" calcext:value-type="float">
            <text:p>105.4</text:p>
          </table:table-cell>
          <table:table-cell office:value-type="float" office:value="184.6" calcext:value-type="float">
            <text:p>184.6</text:p>
          </table:table-cell>
          <table:table-cell office:value-type="float" office:value="740.3" calcext:value-type="float">
            <text:p>740.3</text:p>
          </table:table-cell>
          <table:table-cell office:value-type="float" office:value="109.2" calcext:value-type="float">
            <text:p>109.2</text:p>
          </table:table-cell>
          <table:table-cell office:value-type="float" office:value="268.3" calcext:value-type="float">
            <text:p>268.3</text:p>
          </table:table-cell>
          <table:table-cell office:value-type="float" office:value="318.7" calcext:value-type="float">
            <text:p>318.7</text:p>
          </table:table-cell>
          <table:table-cell office:value-type="float" office:value="136.3" calcext:value-type="float">
            <text:p>136.3</text:p>
          </table:table-cell>
          <table:table-cell office:value-type="float" office:value="162.9" calcext:value-type="float">
            <text:p>162.9</text:p>
          </table:table-cell>
          <table:table-cell office:value-type="float" office:value="729.7" calcext:value-type="float">
            <text:p>729.7</text:p>
          </table:table-cell>
          <table:table-cell office:value-type="float" office:value="340.8" calcext:value-type="float">
            <text:p>340.8</text:p>
          </table:table-cell>
          <table:table-cell office:value-type="float" office:value="231.3" calcext:value-type="float">
            <text:p>231.3</text:p>
          </table:table-cell>
          <table:table-cell office:value-type="float" office:value="134.3" calcext:value-type="float">
            <text:p>134.3</text:p>
          </table:table-cell>
          <table:table-cell office:value-type="float" office:value="98" calcext:value-type="float">
            <text:p>98</text:p>
          </table:table-cell>
          <table:table-cell office:value-type="float" office:value="583.3" calcext:value-type="float">
            <text:p>583.3</text:p>
          </table:table-cell>
          <table:table-cell office:value-type="float" office:value="1107.4" calcext:value-type="float">
            <text:p>1107.4</text:p>
          </table:table-cell>
          <table:table-cell office:value-type="float" office:value="2529.5" calcext:value-type="float">
            <text:p>2529.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986</text:p>
          </table:table-cell>
          <table:table-cell office:value-type="float" office:value="4462.8" calcext:value-type="float">
            <text:p>4462.8</text:p>
          </table:table-cell>
          <table:table-cell office:value-type="float" office:value="3842.9" calcext:value-type="float">
            <text:p>3842.9</text:p>
          </table:table-cell>
          <table:table-cell office:value-type="float" office:value="74.2" calcext:value-type="float">
            <text:p>74.2</text:p>
          </table:table-cell>
          <table:table-cell office:value-type="float" office:value="68.9" calcext:value-type="float">
            <text:p>68.9</text:p>
          </table:table-cell>
          <table:table-cell office:value-type="float" office:value="207.7" calcext:value-type="float">
            <text:p>207.7</text:p>
          </table:table-cell>
          <table:table-cell office:value-type="float" office:value="766" calcext:value-type="float">
            <text:p>766</text:p>
          </table:table-cell>
          <table:table-cell office:value-type="float" office:value="114.4" calcext:value-type="float">
            <text:p>114.4</text:p>
          </table:table-cell>
          <table:table-cell office:value-type="float" office:value="278.5" calcext:value-type="float">
            <text:p>278.5</text:p>
          </table:table-cell>
          <table:table-cell office:value-type="float" office:value="336.6" calcext:value-type="float">
            <text:p>336.6</text:p>
          </table:table-cell>
          <table:table-cell office:value-type="float" office:value="145.6" calcext:value-type="float">
            <text:p>145.6</text:p>
          </table:table-cell>
          <table:table-cell office:value-type="float" office:value="173.1" calcext:value-type="float">
            <text:p>173.1</text:p>
          </table:table-cell>
          <table:table-cell office:value-type="float" office:value="795.1" calcext:value-type="float">
            <text:p>795.1</text:p>
          </table:table-cell>
          <table:table-cell office:value-type="float" office:value="378.8" calcext:value-type="float">
            <text:p>378.8</text:p>
          </table:table-cell>
          <table:table-cell office:value-type="float" office:value="252" calcext:value-type="float">
            <text:p>252</text:p>
          </table:table-cell>
          <table:table-cell office:value-type="float" office:value="144.9" calcext:value-type="float">
            <text:p>144.9</text:p>
          </table:table-cell>
          <table:table-cell office:value-type="float" office:value="107.2" calcext:value-type="float">
            <text:p>107.2</text:p>
          </table:table-cell>
          <table:table-cell office:value-type="float" office:value="620" calcext:value-type="float">
            <text:p>620</text:p>
          </table:table-cell>
          <table:table-cell office:value-type="float" office:value="1116.7" calcext:value-type="float">
            <text:p>1116.7</text:p>
          </table:table-cell>
          <table:table-cell office:value-type="float" office:value="2726.1" calcext:value-type="float">
            <text:p>2726.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987 </text:p>
          </table:table-cell>
          <table:table-cell office:value-type="float" office:value="4739.5" calcext:value-type="float">
            <text:p>4739.5</text:p>
          </table:table-cell>
          <table:table-cell office:value-type="float" office:value="4080.4" calcext:value-type="float">
            <text:p>4080.4</text:p>
          </table:table-cell>
          <table:table-cell office:value-type="float" office:value="79.8" calcext:value-type="float">
            <text:p>79.8</text:p>
          </table:table-cell>
          <table:table-cell office:value-type="float" office:value="71.5" calcext:value-type="float">
            <text:p>71.5</text:p>
          </table:table-cell>
          <table:table-cell office:value-type="float" office:value="218.2" calcext:value-type="float">
            <text:p>218.2</text:p>
          </table:table-cell>
          <table:table-cell office:value-type="float" office:value="811.3" calcext:value-type="float">
            <text:p>811.3</text:p>
          </table:table-cell>
          <table:table-cell office:value-type="float" office:value="123" calcext:value-type="float">
            <text:p>123</text:p>
          </table:table-cell>
          <table:table-cell office:value-type="float" office:value="285.3" calcext:value-type="float">
            <text:p>285.3</text:p>
          </table:table-cell>
          <table:table-cell office:value-type="float" office:value="349.9" calcext:value-type="float">
            <text:p>349.9</text:p>
          </table:table-cell>
          <table:table-cell office:value-type="float" office:value="151.1" calcext:value-type="float">
            <text:p>151.1</text:p>
          </table:table-cell>
          <table:table-cell office:value-type="float" office:value="185" calcext:value-type="float">
            <text:p>185</text:p>
          </table:table-cell>
          <table:table-cell office:value-type="float" office:value="840.3" calcext:value-type="float">
            <text:p>840.3</text:p>
          </table:table-cell>
          <table:table-cell office:value-type="float" office:value="414.1" calcext:value-type="float">
            <text:p>414.1</text:p>
          </table:table-cell>
          <table:table-cell office:value-type="float" office:value="286.5" calcext:value-type="float">
            <text:p>286.5</text:p>
          </table:table-cell>
          <table:table-cell office:value-type="float" office:value="152.1" calcext:value-type="float">
            <text:p>152.1</text:p>
          </table:table-cell>
          <table:table-cell office:value-type="float" office:value="112.3" calcext:value-type="float">
            <text:p>112.3</text:p>
          </table:table-cell>
          <table:table-cell office:value-type="float" office:value="659.1" calcext:value-type="float">
            <text:p>659.1</text:p>
          </table:table-cell>
          <table:table-cell office:value-type="float" office:value="1180.8" calcext:value-type="float">
            <text:p>1180.8</text:p>
          </table:table-cell>
          <table:table-cell office:value-type="float" office:value="2899.5" calcext:value-type="float">
            <text:p>2899.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988 </text:p>
          </table:table-cell>
          <table:table-cell office:value-type="float" office:value="5103.8" calcext:value-type="float">
            <text:p>5103.8</text:p>
          </table:table-cell>
          <table:table-cell office:value-type="float" office:value="4399.1" calcext:value-type="float">
            <text:p>4399.1</text:p>
          </table:table-cell>
          <table:table-cell office:value-type="float" office:value="80.2" calcext:value-type="float">
            <text:p>80.2</text:p>
          </table:table-cell>
          <table:table-cell office:value-type="float" office:value="71.4" calcext:value-type="float">
            <text:p>71.4</text:p>
          </table:table-cell>
          <table:table-cell office:value-type="float" office:value="232.7" calcext:value-type="float">
            <text:p>232.7</text:p>
          </table:table-cell>
          <table:table-cell office:value-type="float" office:value="876.9" calcext:value-type="float">
            <text:p>876.9</text:p>
          </table:table-cell>
          <table:table-cell office:value-type="float" office:value="122.8" calcext:value-type="float">
            <text:p>122.8</text:p>
          </table:table-cell>
          <table:table-cell office:value-type="float" office:value="318.1" calcext:value-type="float">
            <text:p>318.1</text:p>
          </table:table-cell>
          <table:table-cell office:value-type="float" office:value="366" calcext:value-type="float">
            <text:p>366</text:p>
          </table:table-cell>
          <table:table-cell office:value-type="float" office:value="161.1" calcext:value-type="float">
            <text:p>161.1</text:p>
          </table:table-cell>
          <table:table-cell office:value-type="float" office:value="194" calcext:value-type="float">
            <text:p>194</text:p>
          </table:table-cell>
          <table:table-cell office:value-type="float" office:value="910.1" calcext:value-type="float">
            <text:p>910.1</text:p>
          </table:table-cell>
          <table:table-cell office:value-type="float" office:value="466.3" calcext:value-type="float">
            <text:p>466.3</text:p>
          </table:table-cell>
          <table:table-cell office:value-type="float" office:value="309.1" calcext:value-type="float">
            <text:p>309.1</text:p>
          </table:table-cell>
          <table:table-cell office:value-type="float" office:value="165.9" calcext:value-type="float">
            <text:p>165.9</text:p>
          </table:table-cell>
          <table:table-cell office:value-type="float" office:value="124.4" calcext:value-type="float">
            <text:p>124.4</text:p>
          </table:table-cell>
          <table:table-cell office:value-type="float" office:value="704.7" calcext:value-type="float">
            <text:p>704.7</text:p>
          </table:table-cell>
          <table:table-cell office:value-type="float" office:value="1261.3" calcext:value-type="float">
            <text:p>1261.3</text:p>
          </table:table-cell>
          <table:table-cell office:value-type="float" office:value="3137.8" calcext:value-type="float">
            <text:p>3137.8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989 </text:p>
          </table:table-cell>
          <table:table-cell office:value-type="float" office:value="5484.4" calcext:value-type="float">
            <text:p>5484.4</text:p>
          </table:table-cell>
          <table:table-cell office:value-type="float" office:value="4732.3" calcext:value-type="float">
            <text:p>4732.3</text:p>
          </table:table-cell>
          <table:table-cell office:value-type="float" office:value="92.8" calcext:value-type="float">
            <text:p>92.8</text:p>
          </table:table-cell>
          <table:table-cell office:value-type="float" office:value="76" calcext:value-type="float">
            <text:p>76</text:p>
          </table:table-cell>
          <table:table-cell office:value-type="float" office:value="244.8" calcext:value-type="float">
            <text:p>244.8</text:p>
          </table:table-cell>
          <table:table-cell office:value-type="float" office:value="927.3" calcext:value-type="float">
            <text:p>927.3</text:p>
          </table:table-cell>
          <table:table-cell office:value-type="float" office:value="135.9" calcext:value-type="float">
            <text:p>135.9</text:p>
          </table:table-cell>
          <table:table-cell office:value-type="float" office:value="337.4" calcext:value-type="float">
            <text:p>337.4</text:p>
          </table:table-cell>
          <table:table-cell office:value-type="float" office:value="389" calcext:value-type="float">
            <text:p>389</text:p>
          </table:table-cell>
          <table:table-cell office:value-type="float" office:value="164.1" calcext:value-type="float">
            <text:p>164.1</text:p>
          </table:table-cell>
          <table:table-cell office:value-type="float" office:value="210.4" calcext:value-type="float">
            <text:p>210.4</text:p>
          </table:table-cell>
          <table:table-cell office:value-type="float" office:value="975.4" calcext:value-type="float">
            <text:p>975.4</text:p>
          </table:table-cell>
          <table:table-cell office:value-type="float" office:value="518" calcext:value-type="float">
            <text:p>518</text:p>
          </table:table-cell>
          <table:table-cell office:value-type="float" office:value="347" calcext:value-type="float">
            <text:p>347</text:p>
          </table:table-cell>
          <table:table-cell office:value-type="float" office:value="180.2" calcext:value-type="float">
            <text:p>180.2</text:p>
          </table:table-cell>
          <table:table-cell office:value-type="float" office:value="133.9" calcext:value-type="float">
            <text:p>133.9</text:p>
          </table:table-cell>
          <table:table-cell office:value-type="float" office:value="752" calcext:value-type="float">
            <text:p>752</text:p>
          </table:table-cell>
          <table:table-cell office:value-type="float" office:value="1341" calcext:value-type="float">
            <text:p>1341</text:p>
          </table:table-cell>
          <table:table-cell office:value-type="float" office:value="3391.4" calcext:value-type="float">
            <text:p>3391.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990 </text:p>
          </table:table-cell>
          <table:table-cell office:value-type="float" office:value="5803.1" calcext:value-type="float">
            <text:p>5803.1</text:p>
          </table:table-cell>
          <table:table-cell office:value-type="float" office:value="4997.8" calcext:value-type="float">
            <text:p>4997.8</text:p>
          </table:table-cell>
          <table:table-cell office:value-type="float" office:value="96.7" calcext:value-type="float">
            <text:p>96.7</text:p>
          </table:table-cell>
          <table:table-cell office:value-type="float" office:value="84.9" calcext:value-type="float">
            <text:p>84.9</text:p>
          </table:table-cell>
          <table:table-cell office:value-type="float" office:value="248.5" calcext:value-type="float">
            <text:p>248.5</text:p>
          </table:table-cell>
          <table:table-cell office:value-type="float" office:value="947.4" calcext:value-type="float">
            <text:p>947.4</text:p>
          </table:table-cell>
          <table:table-cell office:value-type="float" office:value="142.9" calcext:value-type="float">
            <text:p>142.9</text:p>
          </table:table-cell>
          <table:table-cell office:value-type="float" office:value="347.7" calcext:value-type="float">
            <text:p>347.7</text:p>
          </table:table-cell>
          <table:table-cell office:value-type="float" office:value="398.8" calcext:value-type="float">
            <text:p>398.8</text:p>
          </table:table-cell>
          <table:table-cell office:value-type="float" office:value="169.4" calcext:value-type="float">
            <text:p>169.4</text:p>
          </table:table-cell>
          <table:table-cell office:value-type="float" office:value="225.1" calcext:value-type="float">
            <text:p>225.1</text:p>
          </table:table-cell>
          <table:table-cell office:value-type="float" office:value="1042.1" calcext:value-type="float">
            <text:p>1042.1</text:p>
          </table:table-cell>
          <table:table-cell office:value-type="float" office:value="569.8" calcext:value-type="float">
            <text:p>569.8</text:p>
          </table:table-cell>
          <table:table-cell office:value-type="float" office:value="386.7" calcext:value-type="float">
            <text:p>386.7</text:p>
          </table:table-cell>
          <table:table-cell office:value-type="float" office:value="195.2" calcext:value-type="float">
            <text:p>195.2</text:p>
          </table:table-cell>
          <table:table-cell office:value-type="float" office:value="142.6" calcext:value-type="float">
            <text:p>142.6</text:p>
          </table:table-cell>
          <table:table-cell office:value-type="float" office:value="805.3" calcext:value-type="float">
            <text:p>805.3</text:p>
          </table:table-cell>
          <table:table-cell office:value-type="float" office:value="1377.4" calcext:value-type="float">
            <text:p>1377.4</text:p>
          </table:table-cell>
          <table:table-cell office:value-type="float" office:value="3620.4" calcext:value-type="float">
            <text:p>3620.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991 </text:p>
          </table:table-cell>
          <table:table-cell office:value-type="float" office:value="5995.9" calcext:value-type="float">
            <text:p>5995.9</text:p>
          </table:table-cell>
          <table:table-cell office:value-type="float" office:value="5138.7" calcext:value-type="float">
            <text:p>5138.7</text:p>
          </table:table-cell>
          <table:table-cell office:value-type="float" office:value="89.2" calcext:value-type="float">
            <text:p>89.2</text:p>
          </table:table-cell>
          <table:table-cell office:value-type="float" office:value="76" calcext:value-type="float">
            <text:p>76</text:p>
          </table:table-cell>
          <table:table-cell office:value-type="float" office:value="230.2" calcext:value-type="float">
            <text:p>230.2</text:p>
          </table:table-cell>
          <table:table-cell office:value-type="float" office:value="957.5" calcext:value-type="float">
            <text:p>957.5</text:p>
          </table:table-cell>
          <table:table-cell office:value-type="float" office:value="152.5" calcext:value-type="float">
            <text:p>152.5</text:p>
          </table:table-cell>
          <table:table-cell office:value-type="float" office:value="360.5" calcext:value-type="float">
            <text:p>360.5</text:p>
          </table:table-cell>
          <table:table-cell office:value-type="float" office:value="405.5" calcext:value-type="float">
            <text:p>405.5</text:p>
          </table:table-cell>
          <table:table-cell office:value-type="float" office:value="178.2" calcext:value-type="float">
            <text:p>178.2</text:p>
          </table:table-cell>
          <table:table-cell office:value-type="float" office:value="235.2" calcext:value-type="float">
            <text:p>235.2</text:p>
          </table:table-cell>
          <table:table-cell office:value-type="float" office:value="1103.6" calcext:value-type="float">
            <text:p>1103.6</text:p>
          </table:table-cell>
          <table:table-cell office:value-type="float" office:value="579.3" calcext:value-type="float">
            <text:p>579.3</text:p>
          </table:table-cell>
          <table:table-cell office:value-type="float" office:value="424.8" calcext:value-type="float">
            <text:p>424.8</text:p>
          </table:table-cell>
          <table:table-cell office:value-type="float" office:value="202.2" calcext:value-type="float">
            <text:p>202.2</text:p>
          </table:table-cell>
          <table:table-cell office:value-type="float" office:value="144.2" calcext:value-type="float">
            <text:p>144.2</text:p>
          </table:table-cell>
          <table:table-cell office:value-type="float" office:value="857.2" calcext:value-type="float">
            <text:p>857.2</text:p>
          </table:table-cell>
          <table:table-cell office:value-type="float" office:value="1352.8" calcext:value-type="float">
            <text:p>1352.8</text:p>
          </table:table-cell>
          <table:table-cell office:value-type="float" office:value="3785.9" calcext:value-type="float">
            <text:p>3785.9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992 </text:p>
          </table:table-cell>
          <table:table-cell office:value-type="float" office:value="6337.7" calcext:value-type="float">
            <text:p>6337.7</text:p>
          </table:table-cell>
          <table:table-cell office:value-type="float" office:value="5440.4" calcext:value-type="float">
            <text:p>5440.4</text:p>
          </table:table-cell>
          <table:table-cell office:value-type="float" office:value="99.6" calcext:value-type="float">
            <text:p>99.6</text:p>
          </table:table-cell>
          <table:table-cell office:value-type="float" office:value="71.3" calcext:value-type="float">
            <text:p>71.3</text:p>
          </table:table-cell>
          <table:table-cell office:value-type="float" office:value="232.5" calcext:value-type="float">
            <text:p>232.5</text:p>
          </table:table-cell>
          <table:table-cell office:value-type="float" office:value="996.7" calcext:value-type="float">
            <text:p>996.7</text:p>
          </table:table-cell>
          <table:table-cell office:value-type="float" office:value="157.4" calcext:value-type="float">
            <text:p>157.4</text:p>
          </table:table-cell>
          <table:table-cell office:value-type="float" office:value="378.9" calcext:value-type="float">
            <text:p>378.9</text:p>
          </table:table-cell>
          <table:table-cell office:value-type="float" office:value="430" calcext:value-type="float">
            <text:p>430</text:p>
          </table:table-cell>
          <table:table-cell office:value-type="float" office:value="186.6" calcext:value-type="float">
            <text:p>186.6</text:p>
          </table:table-cell>
          <table:table-cell office:value-type="float" office:value="250.9" calcext:value-type="float">
            <text:p>250.9</text:p>
          </table:table-cell>
          <table:table-cell office:value-type="float" office:value="1177.4" calcext:value-type="float">
            <text:p>1177.4</text:p>
          </table:table-cell>
          <table:table-cell office:value-type="float" office:value="626.7" calcext:value-type="float">
            <text:p>626.7</text:p>
          </table:table-cell>
          <table:table-cell office:value-type="float" office:value="463.5" calcext:value-type="float">
            <text:p>463.5</text:p>
          </table:table-cell>
          <table:table-cell office:value-type="float" office:value="216.2" calcext:value-type="float">
            <text:p>216.2</text:p>
          </table:table-cell>
          <table:table-cell office:value-type="float" office:value="153" calcext:value-type="float">
            <text:p>153</text:p>
          </table:table-cell>
          <table:table-cell office:value-type="float" office:value="897.3" calcext:value-type="float">
            <text:p>897.3</text:p>
          </table:table-cell>
          <table:table-cell office:value-type="float" office:value="1400" calcext:value-type="float">
            <text:p>1400</text:p>
          </table:table-cell>
          <table:table-cell office:value-type="float" office:value="4040.5" calcext:value-type="float">
            <text:p>4040.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993 </text:p>
          </table:table-cell>
          <table:table-cell office:value-type="float" office:value="6657.4" calcext:value-type="float">
            <text:p>6657.4</text:p>
          </table:table-cell>
          <table:table-cell office:value-type="float" office:value="5729.3" calcext:value-type="float">
            <text:p>5729.3</text:p>
          </table:table-cell>
          <table:table-cell office:value-type="float" office:value="93.1" calcext:value-type="float">
            <text:p>93.1</text:p>
          </table:table-cell>
          <table:table-cell office:value-type="float" office:value="72.1" calcext:value-type="float">
            <text:p>72.1</text:p>
          </table:table-cell>
          <table:table-cell office:value-type="float" office:value="248.3" calcext:value-type="float">
            <text:p>248.3</text:p>
          </table:table-cell>
          <table:table-cell office:value-type="float" office:value="1039.9" calcext:value-type="float">
            <text:p>1039.9</text:p>
          </table:table-cell>
          <table:table-cell office:value-type="float" office:value="165.3" calcext:value-type="float">
            <text:p>165.3</text:p>
          </table:table-cell>
          <table:table-cell office:value-type="float" office:value="401.2" calcext:value-type="float">
            <text:p>401.2</text:p>
          </table:table-cell>
          <table:table-cell office:value-type="float" office:value="458" calcext:value-type="float">
            <text:p>458</text:p>
          </table:table-cell>
          <table:table-cell office:value-type="float" office:value="201" calcext:value-type="float">
            <text:p>201</text:p>
          </table:table-cell>
          <table:table-cell office:value-type="float" office:value="272.6" calcext:value-type="float">
            <text:p>272.6</text:p>
          </table:table-cell>
          <table:table-cell office:value-type="float" office:value="1241.5" calcext:value-type="float">
            <text:p>1241.5</text:p>
          </table:table-cell>
          <table:table-cell office:value-type="float" office:value="659.1" calcext:value-type="float">
            <text:p>659.1</text:p>
          </table:table-cell>
          <table:table-cell office:value-type="float" office:value="488" calcext:value-type="float">
            <text:p>488</text:p>
          </table:table-cell>
          <table:table-cell office:value-type="float" office:value="225.5" calcext:value-type="float">
            <text:p>225.5</text:p>
          </table:table-cell>
          <table:table-cell office:value-type="float" office:value="163.7" calcext:value-type="float">
            <text:p>163.7</text:p>
          </table:table-cell>
          <table:table-cell office:value-type="float" office:value="928.1" calcext:value-type="float">
            <text:p>928.1</text:p>
          </table:table-cell>
          <table:table-cell office:value-type="float" office:value="1453.4" calcext:value-type="float">
            <text:p>1453.4</text:p>
          </table:table-cell>
          <table:table-cell office:value-type="float" office:value="4275.9" calcext:value-type="float">
            <text:p>4275.9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994 </text:p>
          </table:table-cell>
          <table:table-cell office:value-type="float" office:value="7072.2" calcext:value-type="float">
            <text:p>7072.2</text:p>
          </table:table-cell>
          <table:table-cell office:value-type="float" office:value="6110.5" calcext:value-type="float">
            <text:p>6110.5</text:p>
          </table:table-cell>
          <table:table-cell office:value-type="float" office:value="105.6" calcext:value-type="float">
            <text:p>105.6</text:p>
          </table:table-cell>
          <table:table-cell office:value-type="float" office:value="73.6" calcext:value-type="float">
            <text:p>73.6</text:p>
          </table:table-cell>
          <table:table-cell office:value-type="float" office:value="274.4" calcext:value-type="float">
            <text:p>274.4</text:p>
          </table:table-cell>
          <table:table-cell office:value-type="float" office:value="1118.8" calcext:value-type="float">
            <text:p>1118.8</text:p>
          </table:table-cell>
          <table:table-cell office:value-type="float" office:value="174.6" calcext:value-type="float">
            <text:p>174.6</text:p>
          </table:table-cell>
          <table:table-cell office:value-type="float" office:value="442.7" calcext:value-type="float">
            <text:p>442.7</text:p>
          </table:table-cell>
          <table:table-cell office:value-type="float" office:value="493.3" calcext:value-type="float">
            <text:p>493.3</text:p>
          </table:table-cell>
          <table:table-cell office:value-type="float" office:value="218" calcext:value-type="float">
            <text:p>218</text:p>
          </table:table-cell>
          <table:table-cell office:value-type="float" office:value="294" calcext:value-type="float">
            <text:p>294</text:p>
          </table:table-cell>
          <table:table-cell office:value-type="float" office:value="1297.8" calcext:value-type="float">
            <text:p>1297.8</text:p>
          </table:table-cell>
          <table:table-cell office:value-type="float" office:value="698.4" calcext:value-type="float">
            <text:p>698.4</text:p>
          </table:table-cell>
          <table:table-cell office:value-type="float" office:value="511.1" calcext:value-type="float">
            <text:p>511.1</text:p>
          </table:table-cell>
          <table:table-cell office:value-type="float" office:value="235" calcext:value-type="float">
            <text:p>235</text:p>
          </table:table-cell>
          <table:table-cell office:value-type="float" office:value="173.2" calcext:value-type="float">
            <text:p>173.2</text:p>
          </table:table-cell>
          <table:table-cell office:value-type="float" office:value="961.8" calcext:value-type="float">
            <text:p>961.8</text:p>
          </table:table-cell>
          <table:table-cell office:value-type="float" office:value="1572.4" calcext:value-type="float">
            <text:p>1572.4</text:p>
          </table:table-cell>
          <table:table-cell office:value-type="float" office:value="4538" calcext:value-type="float">
            <text:p>4538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995</text:p>
          </table:table-cell>
          <table:table-cell office:value-type="float" office:value="7397.7" calcext:value-type="float">
            <text:p>7397.7</text:p>
          </table:table-cell>
          <table:table-cell office:value-type="float" office:value="6407.2" calcext:value-type="float">
            <text:p>6407.2</text:p>
          </table:table-cell>
          <table:table-cell office:value-type="float" office:value="93.1" calcext:value-type="float">
            <text:p>93.1</text:p>
          </table:table-cell>
          <table:table-cell office:value-type="float" office:value="74.1" calcext:value-type="float">
            <text:p>74.1</text:p>
          </table:table-cell>
          <table:table-cell office:value-type="float" office:value="287" calcext:value-type="float">
            <text:p>287</text:p>
          </table:table-cell>
          <table:table-cell office:value-type="float" office:value="1177.3" calcext:value-type="float">
            <text:p>1177.3</text:p>
          </table:table-cell>
          <table:table-cell office:value-type="float" office:value="181.5" calcext:value-type="float">
            <text:p>181.5</text:p>
          </table:table-cell>
          <table:table-cell office:value-type="float" office:value="457" calcext:value-type="float">
            <text:p>457</text:p>
          </table:table-cell>
          <table:table-cell office:value-type="float" office:value="514.9" calcext:value-type="float">
            <text:p>514.9</text:p>
          </table:table-cell>
          <table:table-cell office:value-type="float" office:value="226.3" calcext:value-type="float">
            <text:p>226.3</text:p>
          </table:table-cell>
          <table:table-cell office:value-type="float" office:value="307.6" calcext:value-type="float">
            <text:p>307.6</text:p>
          </table:table-cell>
          <table:table-cell office:value-type="float" office:value="1383" calcext:value-type="float">
            <text:p>1383</text:p>
          </table:table-cell>
          <table:table-cell office:value-type="float" office:value="743.1" calcext:value-type="float">
            <text:p>743.1</text:p>
          </table:table-cell>
          <table:table-cell office:value-type="float" office:value="533.3" calcext:value-type="float">
            <text:p>533.3</text:p>
          </table:table-cell>
          <table:table-cell office:value-type="float" office:value="248.3" calcext:value-type="float">
            <text:p>248.3</text:p>
          </table:table-cell>
          <table:table-cell office:value-type="float" office:value="180.9" calcext:value-type="float">
            <text:p>180.9</text:p>
          </table:table-cell>
          <table:table-cell office:value-type="float" office:value="990.4" calcext:value-type="float">
            <text:p>990.4</text:p>
          </table:table-cell>
          <table:table-cell office:value-type="float" office:value="1631.4" calcext:value-type="float">
            <text:p>1631.4</text:p>
          </table:table-cell>
          <table:table-cell office:value-type="float" office:value="4775.8" calcext:value-type="float">
            <text:p>4775.8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996</text:p>
          </table:table-cell>
          <table:table-cell office:value-type="float" office:value="7816.9" calcext:value-type="float">
            <text:p>7816.9</text:p>
          </table:table-cell>
          <table:table-cell office:value-type="float" office:value="6795.2" calcext:value-type="float">
            <text:p>6795.2</text:p>
          </table:table-cell>
          <table:table-cell office:value-type="float" office:value="113.8" calcext:value-type="float">
            <text:p>113.8</text:p>
          </table:table-cell>
          <table:table-cell office:value-type="float" office:value="87.5" calcext:value-type="float">
            <text:p>87.5</text:p>
          </table:table-cell>
          <table:table-cell office:value-type="float" office:value="311.7" calcext:value-type="float">
            <text:p>311.7</text:p>
          </table:table-cell>
          <table:table-cell office:value-type="float" office:value="1209.4" calcext:value-type="float">
            <text:p>1209.4</text:p>
          </table:table-cell>
          <table:table-cell office:value-type="float" office:value="183.3" calcext:value-type="float">
            <text:p>183.3</text:p>
          </table:table-cell>
          <table:table-cell office:value-type="float" office:value="489.1" calcext:value-type="float">
            <text:p>489.1</text:p>
          </table:table-cell>
          <table:table-cell office:value-type="float" office:value="543.8" calcext:value-type="float">
            <text:p>543.8</text:p>
          </table:table-cell>
          <table:table-cell office:value-type="float" office:value="235.2" calcext:value-type="float">
            <text:p>235.2</text:p>
          </table:table-cell>
          <table:table-cell office:value-type="float" office:value="335.7" calcext:value-type="float">
            <text:p>335.7</text:p>
          </table:table-cell>
          <table:table-cell office:value-type="float" office:value="1470.7" calcext:value-type="float">
            <text:p>1470.7</text:p>
          </table:table-cell>
          <table:table-cell office:value-type="float" office:value="810.1" calcext:value-type="float">
            <text:p>810.1</text:p>
          </table:table-cell>
          <table:table-cell office:value-type="float" office:value="552.5" calcext:value-type="float">
            <text:p>552.5</text:p>
          </table:table-cell>
          <table:table-cell office:value-type="float" office:value="264.4" calcext:value-type="float">
            <text:p>264.4</text:p>
          </table:table-cell>
          <table:table-cell office:value-type="float" office:value="188.1" calcext:value-type="float">
            <text:p>188.1</text:p>
          </table:table-cell>
          <table:table-cell office:value-type="float" office:value="1021.6" calcext:value-type="float">
            <text:p>1021.6</text:p>
          </table:table-cell>
          <table:table-cell office:value-type="float" office:value="1722.4" calcext:value-type="float">
            <text:p>1722.4</text:p>
          </table:table-cell>
          <table:table-cell office:value-type="float" office:value="5072.8" calcext:value-type="float">
            <text:p>5072.8</text:p>
          </table:table-cell>
          <table:table-cell table:number-columns-repeated="1004"/>
        </table:table-row>
        <table:table-row table:style-name="ro2">
          <table:table-cell table:style-name="ce2" office:value-type="float" office:value="1997" calcext:value-type="float">
            <text:p>1997</text:p>
          </table:table-cell>
          <table:table-cell table:style-name="ce2" office:value-type="float" office:value="8577.6" calcext:value-type="float">
            <text:p>8577.6</text:p>
          </table:table-cell>
          <table:table-cell table:style-name="ce2" office:value-type="float" office:value="7432" calcext:value-type="float">
            <text:p>7432</text:p>
          </table:table-cell>
          <table:table-cell table:style-name="ce2" office:value-type="float" office:value="108.6" calcext:value-type="float">
            <text:p>108.6</text:p>
          </table:table-cell>
          <table:table-cell table:style-name="ce2" office:value-type="float" office:value="95.1" calcext:value-type="float">
            <text:p>95.1</text:p>
          </table:table-cell>
          <table:table-cell table:style-name="ce2" office:value-type="float" office:value="339.6" calcext:value-type="float">
            <text:p>339.6</text:p>
          </table:table-cell>
          <table:table-cell table:style-name="ce2" office:value-type="float" office:value="1382.9" calcext:value-type="float">
            <text:p>1382.9</text:p>
          </table:table-cell>
          <table:table-cell table:style-name="ce2" office:value-type="float" office:value="171.5" calcext:value-type="float">
            <text:p>171.5</text:p>
          </table:table-cell>
          <table:table-cell table:style-name="ce2" office:value-type="float" office:value="527.5" calcext:value-type="float">
            <text:p>527.5</text:p>
          </table:table-cell>
          <table:table-cell table:style-name="ce2" office:value-type="float" office:value="579.9" calcext:value-type="float">
            <text:p>579.9</text:p>
          </table:table-cell>
          <table:table-cell table:style-name="ce2" office:value-type="float" office:value="257.3" calcext:value-type="float">
            <text:p>257.3</text:p>
          </table:table-cell>
          <table:table-cell table:style-name="ce2" office:value-type="float" office:value="394.1" calcext:value-type="float">
            <text:p>394.1</text:p>
          </table:table-cell>
          <table:table-cell table:style-name="ce2" office:value-type="float" office:value="1612.4" calcext:value-type="float">
            <text:p>1612.4</text:p>
          </table:table-cell>
          <table:table-cell table:style-name="ce2" office:value-type="float" office:value="840.6" calcext:value-type="float">
            <text:p>840.6</text:p>
          </table:table-cell>
          <table:table-cell table:style-name="ce2" office:value-type="float" office:value="590.6" calcext:value-type="float">
            <text:p>590.6</text:p>
          </table:table-cell>
          <table:table-cell table:style-name="ce2" office:value-type="float" office:value="301.8" calcext:value-type="float">
            <text:p>301.8</text:p>
          </table:table-cell>
          <table:table-cell table:style-name="ce2" office:value-type="float" office:value="230.3" calcext:value-type="float">
            <text:p>230.3</text:p>
          </table:table-cell>
          <table:table-cell table:style-name="ce2" office:value-type="float" office:value="1145.6" calcext:value-type="float">
            <text:p>1145.6</text:p>
          </table:table-cell>
          <table:table-cell table:style-name="ce2" office:value-type="float" office:value="1926.1" calcext:value-type="float">
            <text:p>1926.1</text:p>
          </table:table-cell>
          <table:table-cell table:style-name="ce2" office:value-type="float" office:value="5505.9" calcext:value-type="float">
            <text:p>5505.9</text:p>
          </table:table-cell>
          <table:table-cell table:number-columns-repeated="2"/>
          <table:table-cell table:style-name="ce2" table:number-columns-repeated="1002"/>
        </table:table-row>
        <table:table-row table:style-name="ro2">
          <table:table-cell office:value-type="float" office:value="1998" calcext:value-type="float">
            <text:p>1998</text:p>
          </table:table-cell>
          <table:table-cell office:value-type="float" office:value="9062.8" calcext:value-type="float">
            <text:p>9062.8</text:p>
          </table:table-cell>
          <table:table-cell office:value-type="float" office:value="7871.5" calcext:value-type="float">
            <text:p>7871.5</text:p>
          </table:table-cell>
          <table:table-cell office:value-type="float" office:value="99.8" calcext:value-type="float">
            <text:p>99.8</text:p>
          </table:table-cell>
          <table:table-cell office:value-type="float" office:value="81.7" calcext:value-type="float">
            <text:p>81.7</text:p>
          </table:table-cell>
          <table:table-cell office:value-type="float" office:value="379.8" calcext:value-type="float">
            <text:p>379.8</text:p>
          </table:table-cell>
          <table:table-cell office:value-type="float" office:value="1430.6" calcext:value-type="float">
            <text:p>1430.6</text:p>
          </table:table-cell>
          <table:table-cell office:value-type="float" office:value="163.7" calcext:value-type="float">
            <text:p>163.7</text:p>
          </table:table-cell>
          <table:table-cell office:value-type="float" office:value="563.7" calcext:value-type="float">
            <text:p>563.7</text:p>
          </table:table-cell>
          <table:table-cell office:value-type="float" office:value="626.9" calcext:value-type="float">
            <text:p>626.9</text:p>
          </table:table-cell>
          <table:table-cell office:value-type="float" office:value="280" calcext:value-type="float">
            <text:p>280</text:p>
          </table:table-cell>
          <table:table-cell office:value-type="float" office:value="434.6" calcext:value-type="float">
            <text:p>434.6</text:p>
          </table:table-cell>
          <table:table-cell office:value-type="float" office:value="1710.1" calcext:value-type="float">
            <text:p>1710.1</text:p>
          </table:table-cell>
          <table:table-cell office:value-type="float" office:value="914" calcext:value-type="float">
            <text:p>914</text:p>
          </table:table-cell>
          <table:table-cell office:value-type="float" office:value="615.8" calcext:value-type="float">
            <text:p>615.8</text:p>
          </table:table-cell>
          <table:table-cell office:value-type="float" office:value="322.1" calcext:value-type="float">
            <text:p>322.1</text:p>
          </table:table-cell>
          <table:table-cell office:value-type="float" office:value="248.7" calcext:value-type="float">
            <text:p>248.7</text:p>
          </table:table-cell>
          <table:table-cell office:value-type="float" office:value="1191.3" calcext:value-type="float">
            <text:p>1191.3</text:p>
          </table:table-cell>
          <table:table-cell office:value-type="float" office:value="1991.8" calcext:value-type="float">
            <text:p>1991.8</text:p>
          </table:table-cell>
          <table:table-cell office:value-type="float" office:value="5879.7" calcext:value-type="float">
            <text:p>5879.7</text:p>
          </table:table-cell>
          <table:table-cell table:number-columns-repeated="1004"/>
        </table:table-row>
        <table:table-row table:style-name="ro2">
          <table:table-cell office:value-type="float" office:value="1999" calcext:value-type="float">
            <text:p>1999</text:p>
          </table:table-cell>
          <table:table-cell office:value-type="float" office:value="9630.7" calcext:value-type="float">
            <text:p>9630.7</text:p>
          </table:table-cell>
          <table:table-cell office:value-type="float" office:value="8378.3" calcext:value-type="float">
            <text:p>8378.3</text:p>
          </table:table-cell>
          <table:table-cell office:value-type="float" office:value="92.6" calcext:value-type="float">
            <text:p>92.6</text:p>
          </table:table-cell>
          <table:table-cell office:value-type="float" office:value="84.5" calcext:value-type="float">
            <text:p>84.5</text:p>
          </table:table-cell>
          <table:table-cell office:value-type="float" office:value="417.6" calcext:value-type="float">
            <text:p>417.6</text:p>
          </table:table-cell>
          <table:table-cell office:value-type="float" office:value="1488.9" calcext:value-type="float">
            <text:p>1488.9</text:p>
          </table:table-cell>
          <table:table-cell office:value-type="float" office:value="179.9" calcext:value-type="float">
            <text:p>179.9</text:p>
          </table:table-cell>
          <table:table-cell office:value-type="float" office:value="584" calcext:value-type="float">
            <text:p>584</text:p>
          </table:table-cell>
          <table:table-cell office:value-type="float" office:value="652.6" calcext:value-type="float">
            <text:p>652.6</text:p>
          </table:table-cell>
          <table:table-cell office:value-type="float" office:value="290" calcext:value-type="float">
            <text:p>290</text:p>
          </table:table-cell>
          <table:table-cell office:value-type="float" office:value="485" calcext:value-type="float">
            <text:p>485</text:p>
          </table:table-cell>
          <table:table-cell office:value-type="float" office:value="1837.1" calcext:value-type="float">
            <text:p>1837.1</text:p>
          </table:table-cell>
          <table:table-cell office:value-type="float" office:value="997.2" calcext:value-type="float">
            <text:p>997.2</text:p>
          </table:table-cell>
          <table:table-cell office:value-type="float" office:value="653.9" calcext:value-type="float">
            <text:p>653.9</text:p>
          </table:table-cell>
          <table:table-cell office:value-type="float" office:value="354.1" calcext:value-type="float">
            <text:p>354.1</text:p>
          </table:table-cell>
          <table:table-cell office:value-type="float" office:value="260.8" calcext:value-type="float">
            <text:p>260.8</text:p>
          </table:table-cell>
          <table:table-cell office:value-type="float" office:value="1252.3" calcext:value-type="float">
            <text:p>1252.3</text:p>
          </table:table-cell>
          <table:table-cell office:value-type="float" office:value="2083.7" calcext:value-type="float">
            <text:p>2083.7</text:p>
          </table:table-cell>
          <table:table-cell office:value-type="float" office:value="6294.6" calcext:value-type="float">
            <text:p>6294.6</text:p>
          </table:table-cell>
          <table:table-cell table:number-columns-repeated="1004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10252.3" calcext:value-type="float">
            <text:p>10252.3</text:p>
          </table:table-cell>
          <table:table-cell office:value-type="float" office:value="8929.3" calcext:value-type="float">
            <text:p>8929.3</text:p>
          </table:table-cell>
          <table:table-cell office:value-type="float" office:value="98.3" calcext:value-type="float">
            <text:p>98.3</text:p>
          </table:table-cell>
          <table:table-cell office:value-type="float" office:value="110.6" calcext:value-type="float">
            <text:p>110.6</text:p>
          </table:table-cell>
          <table:table-cell office:value-type="float" office:value="461.3" calcext:value-type="float">
            <text:p>461.3</text:p>
          </table:table-cell>
          <table:table-cell office:value-type="float" office:value="1550.2" calcext:value-type="float">
            <text:p>1550.2</text:p>
          </table:table-cell>
          <table:table-cell office:value-type="float" office:value="180.1" calcext:value-type="float">
            <text:p>180.1</text:p>
          </table:table-cell>
          <table:table-cell office:value-type="float" office:value="622.6" calcext:value-type="float">
            <text:p>622.6</text:p>
          </table:table-cell>
          <table:table-cell office:value-type="float" office:value="685.5" calcext:value-type="float">
            <text:p>685.5</text:p>
          </table:table-cell>
          <table:table-cell office:value-type="float" office:value="307.8" calcext:value-type="float">
            <text:p>307.8</text:p>
          </table:table-cell>
          <table:table-cell office:value-type="float" office:value="471.3" calcext:value-type="float">
            <text:p>471.3</text:p>
          </table:table-cell>
          <table:table-cell office:value-type="float" office:value="1974.7" calcext:value-type="float">
            <text:p>1974.7</text:p>
          </table:table-cell>
          <table:table-cell office:value-type="float" office:value="1105.1" calcext:value-type="float">
            <text:p>1105.1</text:p>
          </table:table-cell>
          <table:table-cell office:value-type="float" office:value="695.4" calcext:value-type="float">
            <text:p>695.4</text:p>
          </table:table-cell>
          <table:table-cell office:value-type="float" office:value="386.5" calcext:value-type="float">
            <text:p>386.5</text:p>
          </table:table-cell>
          <table:table-cell office:value-type="float" office:value="279.7" calcext:value-type="float">
            <text:p>279.7</text:p>
          </table:table-cell>
          <table:table-cell office:value-type="float" office:value="1323" calcext:value-type="float">
            <text:p>1323</text:p>
          </table:table-cell>
          <table:table-cell office:value-type="float" office:value="2220.4" calcext:value-type="float">
            <text:p>2220.4</text:p>
          </table:table-cell>
          <table:table-cell office:value-type="float" office:value="6708.9" calcext:value-type="float">
            <text:p>6708.9</text:p>
          </table:table-cell>
          <table:table-cell table:number-columns-repeated="1004"/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float" office:value="10581.8" calcext:value-type="float">
            <text:p>10581.8</text:p>
          </table:table-cell>
          <table:table-cell office:value-type="float" office:value="9188.9" calcext:value-type="float">
            <text:p>9188.9</text:p>
          </table:table-cell>
          <table:table-cell office:value-type="float" office:value="99.8" calcext:value-type="float">
            <text:p>99.8</text:p>
          </table:table-cell>
          <table:table-cell office:value-type="float" office:value="123.9" calcext:value-type="float">
            <text:p>123.9</text:p>
          </table:table-cell>
          <table:table-cell office:value-type="float" office:value="486.5" calcext:value-type="float">
            <text:p>486.5</text:p>
          </table:table-cell>
          <table:table-cell office:value-type="float" office:value="1473.9" calcext:value-type="float">
            <text:p>1473.9</text:p>
          </table:table-cell>
          <table:table-cell office:value-type="float" office:value="181.3" calcext:value-type="float">
            <text:p>181.3</text:p>
          </table:table-cell>
          <table:table-cell office:value-type="float" office:value="613.8" calcext:value-type="float">
            <text:p>613.8</text:p>
          </table:table-cell>
          <table:table-cell office:value-type="float" office:value="709.5" calcext:value-type="float">
            <text:p>709.5</text:p>
          </table:table-cell>
          <table:table-cell office:value-type="float" office:value="308.1" calcext:value-type="float">
            <text:p>308.1</text:p>
          </table:table-cell>
          <table:table-cell office:value-type="float" office:value="502.4" calcext:value-type="float">
            <text:p>502.4</text:p>
          </table:table-cell>
          <table:table-cell office:value-type="float" office:value="2128.1" calcext:value-type="float">
            <text:p>2128.1</text:p>
          </table:table-cell>
          <table:table-cell office:value-type="float" office:value="1155.5" calcext:value-type="float">
            <text:p>1155.5</text:p>
          </table:table-cell>
          <table:table-cell office:value-type="float" office:value="749.9" calcext:value-type="float">
            <text:p>749.9</text:p>
          </table:table-cell>
          <table:table-cell office:value-type="float" office:value="390.7" calcext:value-type="float">
            <text:p>390.7</text:p>
          </table:table-cell>
          <table:table-cell office:value-type="float" office:value="265.6" calcext:value-type="float">
            <text:p>265.6</text:p>
          </table:table-cell>
          <table:table-cell office:value-type="float" office:value="1392.9" calcext:value-type="float">
            <text:p>1392.9</text:p>
          </table:table-cell>
          <table:table-cell office:value-type="float" office:value="2184.1" calcext:value-type="float">
            <text:p>2184.1</text:p>
          </table:table-cell>
          <table:table-cell office:value-type="float" office:value="7004.8" calcext:value-type="float">
            <text:p>7004.8</text:p>
          </table:table-cell>
          <table:table-cell table:number-columns-repeated="1004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float" office:value="10936.4" calcext:value-type="float">
            <text:p>10936.4</text:p>
          </table:table-cell>
          <table:table-cell office:value-type="float" office:value="9462" calcext:value-type="float">
            <text:p>9462</text:p>
          </table:table-cell>
          <table:table-cell office:value-type="float" office:value="95.6" calcext:value-type="float">
            <text:p>95.6</text:p>
          </table:table-cell>
          <table:table-cell office:value-type="float" office:value="112.4" calcext:value-type="float">
            <text:p>112.4</text:p>
          </table:table-cell>
          <table:table-cell office:value-type="float" office:value="493.6" calcext:value-type="float">
            <text:p>493.6</text:p>
          </table:table-cell>
          <table:table-cell office:value-type="float" office:value="1468.5" calcext:value-type="float">
            <text:p>1468.5</text:p>
          </table:table-cell>
          <table:table-cell office:value-type="float" office:value="177.6" calcext:value-type="float">
            <text:p>177.6</text:p>
          </table:table-cell>
          <table:table-cell office:value-type="float" office:value="613.1" calcext:value-type="float">
            <text:p>613.1</text:p>
          </table:table-cell>
          <table:table-cell office:value-type="float" office:value="732.6" calcext:value-type="float">
            <text:p>732.6</text:p>
          </table:table-cell>
          <table:table-cell office:value-type="float" office:value="305.7" calcext:value-type="float">
            <text:p>305.7</text:p>
          </table:table-cell>
          <table:table-cell office:value-type="float" office:value="550.6" calcext:value-type="float">
            <text:p>550.6</text:p>
          </table:table-cell>
          <table:table-cell office:value-type="float" office:value="2217" calcext:value-type="float">
            <text:p>2217</text:p>
          </table:table-cell>
          <table:table-cell office:value-type="float" office:value="1189.9" calcext:value-type="float">
            <text:p>1189.9</text:p>
          </table:table-cell>
          <table:table-cell office:value-type="float" office:value="807" calcext:value-type="float">
            <text:p>807</text:p>
          </table:table-cell>
          <table:table-cell office:value-type="float" office:value="413.5" calcext:value-type="float">
            <text:p>413.5</text:p>
          </table:table-cell>
          <table:table-cell office:value-type="float" office:value="284.9" calcext:value-type="float">
            <text:p>284.9</text:p>
          </table:table-cell>
          <table:table-cell office:value-type="float" office:value="1474.4" calcext:value-type="float">
            <text:p>1474.4</text:p>
          </table:table-cell>
          <table:table-cell office:value-type="float" office:value="2170.1" calcext:value-type="float">
            <text:p>2170.1</text:p>
          </table:table-cell>
          <table:table-cell office:value-type="float" office:value="7291.9" calcext:value-type="float">
            <text:p>7291.9</text:p>
          </table:table-cell>
          <table:table-cell table:number-columns-repeated="1004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float" office:value="11458.2" calcext:value-type="float">
            <text:p>11458.2</text:p>
          </table:table-cell>
          <table:table-cell office:value-type="float" office:value="9905.9" calcext:value-type="float">
            <text:p>9905.9</text:p>
          </table:table-cell>
          <table:table-cell office:value-type="float" office:value="114" calcext:value-type="float">
            <text:p>114</text:p>
          </table:table-cell>
          <table:table-cell office:value-type="float" office:value="139" calcext:value-type="float">
            <text:p>139</text:p>
          </table:table-cell>
          <table:table-cell office:value-type="float" office:value="525.2" calcext:value-type="float">
            <text:p>525.2</text:p>
          </table:table-cell>
          <table:table-cell office:value-type="float" office:value="1524.2" calcext:value-type="float">
            <text:p>1524.2</text:p>
          </table:table-cell>
          <table:table-cell office:value-type="float" office:value="184" calcext:value-type="float">
            <text:p>184</text:p>
          </table:table-cell>
          <table:table-cell office:value-type="float" office:value="641.5" calcext:value-type="float">
            <text:p>641.5</text:p>
          </table:table-cell>
          <table:table-cell office:value-type="float" office:value="769.6" calcext:value-type="float">
            <text:p>769.6</text:p>
          </table:table-cell>
          <table:table-cell office:value-type="float" office:value="321.4" calcext:value-type="float">
            <text:p>321.4</text:p>
          </table:table-cell>
          <table:table-cell office:value-type="float" office:value="564.9" calcext:value-type="float">
            <text:p>564.9</text:p>
          </table:table-cell>
          <table:table-cell office:value-type="float" office:value="2295.9" calcext:value-type="float">
            <text:p>2295.9</text:p>
          </table:table-cell>
          <table:table-cell office:value-type="float" office:value="1247.4" calcext:value-type="float">
            <text:p>1247.4</text:p>
          </table:table-cell>
          <table:table-cell office:value-type="float" office:value="862.8" calcext:value-type="float">
            <text:p>862.8</text:p>
          </table:table-cell>
          <table:table-cell office:value-type="float" office:value="432.1" calcext:value-type="float">
            <text:p>432.1</text:p>
          </table:table-cell>
          <table:table-cell office:value-type="float" office:value="283.8" calcext:value-type="float">
            <text:p>283.8</text:p>
          </table:table-cell>
          <table:table-cell office:value-type="float" office:value="1552.3" calcext:value-type="float">
            <text:p>1552.3</text:p>
          </table:table-cell>
          <table:table-cell office:value-type="float" office:value="2302.4" calcext:value-type="float">
            <text:p>2302.4</text:p>
          </table:table-cell>
          <table:table-cell office:value-type="float" office:value="7603.5" calcext:value-type="float">
            <text:p>7603.5</text:p>
          </table:table-cell>
          <table:table-cell table:number-columns-repeated="1004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float" office:value="12213.7" calcext:value-type="float">
            <text:p>12213.7</text:p>
          </table:table-cell>
          <table:table-cell office:value-type="float" office:value="10582.5" calcext:value-type="float">
            <text:p>10582.5</text:p>
          </table:table-cell>
          <table:table-cell office:value-type="float" office:value="142.9" calcext:value-type="float">
            <text:p>142.9</text:p>
          </table:table-cell>
          <table:table-cell office:value-type="float" office:value="166.5" calcext:value-type="float">
            <text:p>166.5</text:p>
          </table:table-cell>
          <table:table-cell office:value-type="float" office:value="584.6" calcext:value-type="float">
            <text:p>584.6</text:p>
          </table:table-cell>
          <table:table-cell office:value-type="float" office:value="1608.1" calcext:value-type="float">
            <text:p>1608.1</text:p>
          </table:table-cell>
          <table:table-cell office:value-type="float" office:value="199.2" calcext:value-type="float">
            <text:p>199.2</text:p>
          </table:table-cell>
          <table:table-cell office:value-type="float" office:value="697.1" calcext:value-type="float">
            <text:p>697.1</text:p>
          </table:table-cell>
          <table:table-cell office:value-type="float" office:value="795.6" calcext:value-type="float">
            <text:p>795.6</text:p>
          </table:table-cell>
          <table:table-cell office:value-type="float" office:value="352.1" calcext:value-type="float">
            <text:p>352.1</text:p>
          </table:table-cell>
          <table:table-cell office:value-type="float" office:value="620.4" calcext:value-type="float">
            <text:p>620.4</text:p>
          </table:table-cell>
          <table:table-cell office:value-type="float" office:value="2389.1" calcext:value-type="float">
            <text:p>2389.1</text:p>
          </table:table-cell>
          <table:table-cell office:value-type="float" office:value="1341" calcext:value-type="float">
            <text:p>1341</text:p>
          </table:table-cell>
          <table:table-cell office:value-type="float" office:value="927.3" calcext:value-type="float">
            <text:p>927.3</text:p>
          </table:table-cell>
          <table:table-cell office:value-type="float" office:value="461.2" calcext:value-type="float">
            <text:p>461.2</text:p>
          </table:table-cell>
          <table:table-cell office:value-type="float" office:value="297.3" calcext:value-type="float">
            <text:p>297.3</text:p>
          </table:table-cell>
          <table:table-cell office:value-type="float" office:value="1631.3" calcext:value-type="float">
            <text:p>1631.3</text:p>
          </table:table-cell>
          <table:table-cell office:value-type="float" office:value="2502.2" calcext:value-type="float">
            <text:p>2502.2</text:p>
          </table:table-cell>
          <table:table-cell office:value-type="float" office:value="8080.3" calcext:value-type="float">
            <text:p>8080.3</text:p>
          </table:table-cell>
          <table:table-cell table:number-columns-repeated="1004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float" office:value="13036.6" calcext:value-type="float">
            <text:p>13036.6</text:p>
          </table:table-cell>
          <table:table-cell office:value-type="float" office:value="11326.4" calcext:value-type="float">
            <text:p>11326.4</text:p>
          </table:table-cell>
          <table:table-cell office:value-type="float" office:value="128.3" calcext:value-type="float">
            <text:p>128.3</text:p>
          </table:table-cell>
          <table:table-cell office:value-type="float" office:value="225.7" calcext:value-type="float">
            <text:p>225.7</text:p>
          </table:table-cell>
          <table:table-cell office:value-type="float" office:value="651.8" calcext:value-type="float">
            <text:p>651.8</text:p>
          </table:table-cell>
          <table:table-cell office:value-type="float" office:value="1693.4" calcext:value-type="float">
            <text:p>1693.4</text:p>
          </table:table-cell>
          <table:table-cell office:value-type="float" office:value="198.1" calcext:value-type="float">
            <text:p>198.1</text:p>
          </table:table-cell>
          <table:table-cell office:value-type="float" office:value="754.9" calcext:value-type="float">
            <text:p>754.9</text:p>
          </table:table-cell>
          <table:table-cell office:value-type="float" office:value="840.8" calcext:value-type="float">
            <text:p>840.8</text:p>
          </table:table-cell>
          <table:table-cell office:value-type="float" office:value="375.8" calcext:value-type="float">
            <text:p>375.8</text:p>
          </table:table-cell>
          <table:table-cell office:value-type="float" office:value="642.3" calcext:value-type="float">
            <text:p>642.3</text:p>
          </table:table-cell>
          <table:table-cell office:value-type="float" office:value="2606.2" calcext:value-type="float">
            <text:p>2606.2</text:p>
          </table:table-cell>
          <table:table-cell office:value-type="float" office:value="1446.4" calcext:value-type="float">
            <text:p>1446.4</text:p>
          </table:table-cell>
          <table:table-cell office:value-type="float" office:value="970.5" calcext:value-type="float">
            <text:p>970.5</text:p>
          </table:table-cell>
          <table:table-cell office:value-type="float" office:value="481.2" calcext:value-type="float">
            <text:p>481.2</text:p>
          </table:table-cell>
          <table:table-cell office:value-type="float" office:value="310.7" calcext:value-type="float">
            <text:p>310.7</text:p>
          </table:table-cell>
          <table:table-cell office:value-type="float" office:value="1710.3" calcext:value-type="float">
            <text:p>1710.3</text:p>
          </table:table-cell>
          <table:table-cell office:value-type="float" office:value="2699.3" calcext:value-type="float">
            <text:p>2699.3</text:p>
          </table:table-cell>
          <table:table-cell office:value-type="float" office:value="8627.1" calcext:value-type="float">
            <text:p>8627.1</text:p>
          </table:table-cell>
          <table:table-cell table:number-columns-repeated="1004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float" office:value="13814.6" calcext:value-type="float">
            <text:p>13814.6</text:p>
          </table:table-cell>
          <table:table-cell office:value-type="float" office:value="12022.6" calcext:value-type="float">
            <text:p>12022.6</text:p>
          </table:table-cell>
          <table:table-cell office:value-type="float" office:value="125.1" calcext:value-type="float">
            <text:p>125.1</text:p>
          </table:table-cell>
          <table:table-cell office:value-type="float" office:value="273.3" calcext:value-type="float">
            <text:p>273.3</text:p>
          </table:table-cell>
          <table:table-cell office:value-type="float" office:value="697.1" calcext:value-type="float">
            <text:p>697.1</text:p>
          </table:table-cell>
          <table:table-cell office:value-type="float" office:value="1793.8" calcext:value-type="float">
            <text:p>1793.8</text:p>
          </table:table-cell>
          <table:table-cell office:value-type="float" office:value="226.8" calcext:value-type="float">
            <text:p>226.8</text:p>
          </table:table-cell>
          <table:table-cell office:value-type="float" office:value="811.5" calcext:value-type="float">
            <text:p>811.5</text:p>
          </table:table-cell>
          <table:table-cell office:value-type="float" office:value="869.9" calcext:value-type="float">
            <text:p>869.9</text:p>
          </table:table-cell>
          <table:table-cell office:value-type="float" office:value="410.4" calcext:value-type="float">
            <text:p>410.4</text:p>
          </table:table-cell>
          <table:table-cell office:value-type="float" office:value="652" calcext:value-type="float">
            <text:p>652</text:p>
          </table:table-cell>
          <table:table-cell office:value-type="float" office:value="2743.9" calcext:value-type="float">
            <text:p>2743.9</text:p>
          </table:table-cell>
          <table:table-cell office:value-type="float" office:value="1546.6" calcext:value-type="float">
            <text:p>1546.6</text:p>
          </table:table-cell>
          <table:table-cell office:value-type="float" office:value="1035.5" calcext:value-type="float">
            <text:p>1035.5</text:p>
          </table:table-cell>
          <table:table-cell office:value-type="float" office:value="511.5" calcext:value-type="float">
            <text:p>511.5</text:p>
          </table:table-cell>
          <table:table-cell office:value-type="float" office:value="325" calcext:value-type="float">
            <text:p>325</text:p>
          </table:table-cell>
          <table:table-cell office:value-type="float" office:value="1792" calcext:value-type="float">
            <text:p>1792</text:p>
          </table:table-cell>
          <table:table-cell office:value-type="float" office:value="2889.4" calcext:value-type="float">
            <text:p>2889.4</text:p>
          </table:table-cell>
          <table:table-cell office:value-type="float" office:value="9133.2" calcext:value-type="float">
            <text:p>9133.2</text:p>
          </table:table-cell>
          <table:table-cell table:number-columns-repeated="1004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14451.9" calcext:value-type="float">
            <text:p>14451.9</text:p>
          </table:table-cell>
          <table:table-cell office:value-type="float" office:value="12564.8" calcext:value-type="float">
            <text:p>12564.8</text:p>
          </table:table-cell>
          <table:table-cell office:value-type="float" office:value="144.1" calcext:value-type="float">
            <text:p>144.1</text:p>
          </table:table-cell>
          <table:table-cell office:value-type="float" office:value="314" calcext:value-type="float">
            <text:p>314</text:p>
          </table:table-cell>
          <table:table-cell office:value-type="float" office:value="715.3" calcext:value-type="float">
            <text:p>715.3</text:p>
          </table:table-cell>
          <table:table-cell office:value-type="float" office:value="1844.7" calcext:value-type="float">
            <text:p>1844.7</text:p>
          </table:table-cell>
          <table:table-cell office:value-type="float" office:value="231.9" calcext:value-type="float">
            <text:p>231.9</text:p>
          </table:table-cell>
          <table:table-cell office:value-type="float" office:value="857.8" calcext:value-type="float">
            <text:p>857.8</text:p>
          </table:table-cell>
          <table:table-cell office:value-type="float" office:value="869.2" calcext:value-type="float">
            <text:p>869.2</text:p>
          </table:table-cell>
          <table:table-cell office:value-type="float" office:value="413.9" calcext:value-type="float">
            <text:p>413.9</text:p>
          </table:table-cell>
          <table:table-cell office:value-type="float" office:value="706.9" calcext:value-type="float">
            <text:p>706.9</text:p>
          </table:table-cell>
          <table:table-cell office:value-type="float" office:value="2848.3" calcext:value-type="float">
            <text:p>2848.3</text:p>
          </table:table-cell>
          <table:table-cell office:value-type="float" office:value="1666.7" calcext:value-type="float">
            <text:p>1666.7</text:p>
          </table:table-cell>
          <table:table-cell office:value-type="float" office:value="1087.9" calcext:value-type="float">
            <text:p>1087.9</text:p>
          </table:table-cell>
          <table:table-cell office:value-type="float" office:value="533.5" calcext:value-type="float">
            <text:p>533.5</text:p>
          </table:table-cell>
          <table:table-cell office:value-type="float" office:value="330.5" calcext:value-type="float">
            <text:p>330.5</text:p>
          </table:table-cell>
          <table:table-cell office:value-type="float" office:value="1887.1" calcext:value-type="float">
            <text:p>1887.1</text:p>
          </table:table-cell>
          <table:table-cell office:value-type="float" office:value="3018.1" calcext:value-type="float">
            <text:p>3018.1</text:p>
          </table:table-cell>
          <table:table-cell office:value-type="float" office:value="9546.7" calcext:value-type="float">
            <text:p>9546.7</text:p>
          </table:table-cell>
          <table:table-cell table:number-columns-repeated="1004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float" office:value="14712.8" calcext:value-type="float">
            <text:p>14712.8</text:p>
          </table:table-cell>
          <table:table-cell office:value-type="float" office:value="12731.2" calcext:value-type="float">
            <text:p>12731.2</text:p>
          </table:table-cell>
          <table:table-cell office:value-type="float" office:value="147.2" calcext:value-type="float">
            <text:p>147.2</text:p>
          </table:table-cell>
          <table:table-cell office:value-type="float" office:value="392.2" calcext:value-type="float">
            <text:p>392.2</text:p>
          </table:table-cell>
          <table:table-cell office:value-type="float" office:value="648.9" calcext:value-type="float">
            <text:p>648.9</text:p>
          </table:table-cell>
          <table:table-cell office:value-type="float" office:value="1800.8" calcext:value-type="float">
            <text:p>1800.8</text:p>
          </table:table-cell>
          <table:table-cell office:value-type="float" office:value="241.7" calcext:value-type="float">
            <text:p>241.7</text:p>
          </table:table-cell>
          <table:table-cell office:value-type="float" office:value="884.3" calcext:value-type="float">
            <text:p>884.3</text:p>
          </table:table-cell>
          <table:table-cell office:value-type="float" office:value="848.7" calcext:value-type="float">
            <text:p>848.7</text:p>
          </table:table-cell>
          <table:table-cell office:value-type="float" office:value="426.8" calcext:value-type="float">
            <text:p>426.8</text:p>
          </table:table-cell>
          <table:table-cell office:value-type="float" office:value="743" calcext:value-type="float">
            <text:p>743</text:p>
          </table:table-cell>
          <table:table-cell office:value-type="float" office:value="2762.7" calcext:value-type="float">
            <text:p>2762.7</text:p>
          </table:table-cell>
          <table:table-cell office:value-type="float" office:value="1777.1" calcext:value-type="float">
            <text:p>1777.1</text:p>
          </table:table-cell>
          <table:table-cell office:value-type="float" office:value="1184.8" calcext:value-type="float">
            <text:p>1184.8</text:p>
          </table:table-cell>
          <table:table-cell office:value-type="float" office:value="542.7" calcext:value-type="float">
            <text:p>542.7</text:p>
          </table:table-cell>
          <table:table-cell office:value-type="float" office:value="330.3" calcext:value-type="float">
            <text:p>330.3</text:p>
          </table:table-cell>
          <table:table-cell office:value-type="float" office:value="1981.6" calcext:value-type="float">
            <text:p>1981.6</text:p>
          </table:table-cell>
          <table:table-cell office:value-type="float" office:value="2989.1" calcext:value-type="float">
            <text:p>2989.1</text:p>
          </table:table-cell>
          <table:table-cell office:value-type="float" office:value="9742.1" calcext:value-type="float">
            <text:p>9742.1</text:p>
          </table:table-cell>
          <table:table-cell table:number-columns-repeated="1004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14448.9" calcext:value-type="float">
            <text:p>14448.9</text:p>
          </table:table-cell>
          <table:table-cell office:value-type="float" office:value="12403.9" calcext:value-type="float">
            <text:p>12403.9</text:p>
          </table:table-cell>
          <table:table-cell office:value-type="float" office:value="130" calcext:value-type="float">
            <text:p>130</text:p>
          </table:table-cell>
          <table:table-cell office:value-type="float" office:value="275.8" calcext:value-type="float">
            <text:p>275.8</text:p>
          </table:table-cell>
          <table:table-cell office:value-type="float" office:value="565.6" calcext:value-type="float">
            <text:p>565.6</text:p>
          </table:table-cell>
          <table:table-cell office:value-type="float" office:value="1702.1" calcext:value-type="float">
            <text:p>1702.1</text:p>
          </table:table-cell>
          <table:table-cell office:value-type="float" office:value="258.2" calcext:value-type="float">
            <text:p>258.2</text:p>
          </table:table-cell>
          <table:table-cell office:value-type="float" office:value="834.2" calcext:value-type="float">
            <text:p>834.2</text:p>
          </table:table-cell>
          <table:table-cell office:value-type="float" office:value="827.6" calcext:value-type="float">
            <text:p>827.6</text:p>
          </table:table-cell>
          <table:table-cell office:value-type="float" office:value="404.6" calcext:value-type="float">
            <text:p>404.6</text:p>
          </table:table-cell>
          <table:table-cell office:value-type="float" office:value="721.9" calcext:value-type="float">
            <text:p>721.9</text:p>
          </table:table-cell>
          <table:table-cell office:value-type="float" office:value="2867.7" calcext:value-type="float">
            <text:p>2867.7</text:p>
          </table:table-cell>
          <table:table-cell office:value-type="float" office:value="1688.7" calcext:value-type="float">
            <text:p>1688.7</text:p>
          </table:table-cell>
          <table:table-cell office:value-type="float" office:value="1267.5" calcext:value-type="float">
            <text:p>1267.5</text:p>
          </table:table-cell>
          <table:table-cell office:value-type="float" office:value="533.3" calcext:value-type="float">
            <text:p>533.3</text:p>
          </table:table-cell>
          <table:table-cell office:value-type="float" office:value="326.5" calcext:value-type="float">
            <text:p>326.5</text:p>
          </table:table-cell>
          <table:table-cell office:value-type="float" office:value="2045.1" calcext:value-type="float">
            <text:p>2045.1</text:p>
          </table:table-cell>
          <table:table-cell office:value-type="float" office:value="2673.6" calcext:value-type="float">
            <text:p>2673.6</text:p>
          </table:table-cell>
          <table:table-cell office:value-type="float" office:value="9730.3" calcext:value-type="float">
            <text:p>9730.3</text:p>
          </table:table-cell>
          <table:table-cell table:number-columns-repeated="100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14992.1" calcext:value-type="float">
            <text:p>14992.1</text:p>
          </table:table-cell>
          <table:table-cell office:value-type="float" office:value="12884.1" calcext:value-type="float">
            <text:p>12884.1</text:p>
          </table:table-cell>
          <table:table-cell office:value-type="float" office:value="146.3" calcext:value-type="float">
            <text:p>146.3</text:p>
          </table:table-cell>
          <table:table-cell office:value-type="float" office:value="305.8" calcext:value-type="float">
            <text:p>305.8</text:p>
          </table:table-cell>
          <table:table-cell office:value-type="float" office:value="525.1" calcext:value-type="float">
            <text:p>525.1</text:p>
          </table:table-cell>
          <table:table-cell office:value-type="float" office:value="1797" calcext:value-type="float">
            <text:p>1797</text:p>
          </table:table-cell>
          <table:table-cell office:value-type="float" office:value="278.8" calcext:value-type="float">
            <text:p>278.8</text:p>
          </table:table-cell>
          <table:table-cell office:value-type="float" office:value="888.9" calcext:value-type="float">
            <text:p>888.9</text:p>
          </table:table-cell>
          <table:table-cell office:value-type="float" office:value="851.5" calcext:value-type="float">
            <text:p>851.5</text:p>
          </table:table-cell>
          <table:table-cell office:value-type="float" office:value="433" calcext:value-type="float">
            <text:p>433</text:p>
          </table:table-cell>
          <table:table-cell office:value-type="float" office:value="753.3" calcext:value-type="float">
            <text:p>753.3</text:p>
          </table:table-cell>
          <table:table-cell office:value-type="float" office:value="2943" calcext:value-type="float">
            <text:p>2943</text:p>
          </table:table-cell>
          <table:table-cell office:value-type="float" office:value="1766.8" calcext:value-type="float">
            <text:p>1766.8</text:p>
          </table:table-cell>
          <table:table-cell office:value-type="float" office:value="1310.7" calcext:value-type="float">
            <text:p>1310.7</text:p>
          </table:table-cell>
          <table:table-cell office:value-type="float" office:value="555.8" calcext:value-type="float">
            <text:p>555.8</text:p>
          </table:table-cell>
          <table:table-cell office:value-type="float" office:value="328" calcext:value-type="float">
            <text:p>328</text:p>
          </table:table-cell>
          <table:table-cell office:value-type="float" office:value="2108" calcext:value-type="float">
            <text:p>2108</text:p>
          </table:table-cell>
          <table:table-cell office:value-type="float" office:value="2774.3" calcext:value-type="float">
            <text:p>2774.3</text:p>
          </table:table-cell>
          <table:table-cell office:value-type="float" office:value="10109.8" calcext:value-type="float">
            <text:p>10109.8</text:p>
          </table:table-cell>
          <table:table-cell table:number-columns-repeated="100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15542.6" calcext:value-type="float">
            <text:p>15542.6</text:p>
          </table:table-cell>
          <table:table-cell office:value-type="float" office:value="13405.5" calcext:value-type="float">
            <text:p>13405.5</text:p>
          </table:table-cell>
          <table:table-cell office:value-type="float" office:value="180.9" calcext:value-type="float">
            <text:p>180.9</text:p>
          </table:table-cell>
          <table:table-cell office:value-type="float" office:value="356.3" calcext:value-type="float">
            <text:p>356.3</text:p>
          </table:table-cell>
          <table:table-cell office:value-type="float" office:value="524.4" calcext:value-type="float">
            <text:p>524.4</text:p>
          </table:table-cell>
          <table:table-cell office:value-type="float" office:value="1867.6" calcext:value-type="float">
            <text:p>1867.6</text:p>
          </table:table-cell>
          <table:table-cell office:value-type="float" office:value="287.5" calcext:value-type="float">
            <text:p>287.5</text:p>
          </table:table-cell>
          <table:table-cell office:value-type="float" office:value="934.9" calcext:value-type="float">
            <text:p>934.9</text:p>
          </table:table-cell>
          <table:table-cell office:value-type="float" office:value="871.9" calcext:value-type="float">
            <text:p>871.9</text:p>
          </table:table-cell>
          <table:table-cell office:value-type="float" office:value="451.4" calcext:value-type="float">
            <text:p>451.4</text:p>
          </table:table-cell>
          <table:table-cell office:value-type="float" office:value="759.8" calcext:value-type="float">
            <text:p>759.8</text:p>
          </table:table-cell>
          <table:table-cell office:value-type="float" office:value="3045.3" calcext:value-type="float">
            <text:p>3045.3</text:p>
          </table:table-cell>
          <table:table-cell office:value-type="float" office:value="1856.7" calcext:value-type="float">
            <text:p>1856.7</text:p>
          </table:table-cell>
          <table:table-cell office:value-type="float" office:value="1354.7" calcext:value-type="float">
            <text:p>1354.7</text:p>
          </table:table-cell>
          <table:table-cell office:value-type="float" office:value="580.9" calcext:value-type="float">
            <text:p>580.9</text:p>
          </table:table-cell>
          <table:table-cell office:value-type="float" office:value="333.1" calcext:value-type="float">
            <text:p>333.1</text:p>
          </table:table-cell>
          <table:table-cell office:value-type="float" office:value="2137.1" calcext:value-type="float">
            <text:p>2137.1</text:p>
          </table:table-cell>
          <table:table-cell office:value-type="float" office:value="2929.3" calcext:value-type="float">
            <text:p>2929.3</text:p>
          </table:table-cell>
          <table:table-cell office:value-type="float" office:value="10476.3" calcext:value-type="float">
            <text:p>10476.3</text:p>
          </table:table-cell>
          <table:table-cell table:number-columns-repeated="1004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16197" calcext:value-type="float">
            <text:p>16197</text:p>
          </table:table-cell>
          <table:table-cell office:value-type="float" office:value="14037.5" calcext:value-type="float">
            <text:p>14037.5</text:p>
          </table:table-cell>
          <table:table-cell office:value-type="float" office:value="179.6" calcext:value-type="float">
            <text:p>179.6</text:p>
          </table:table-cell>
          <table:table-cell office:value-type="float" office:value="358.8" calcext:value-type="float">
            <text:p>358.8</text:p>
          </table:table-cell>
          <table:table-cell office:value-type="float" office:value="553.4" calcext:value-type="float">
            <text:p>553.4</text:p>
          </table:table-cell>
          <table:table-cell office:value-type="float" office:value="1927.1" calcext:value-type="float">
            <text:p>1927.1</text:p>
          </table:table-cell>
          <table:table-cell office:value-type="float" office:value="279.7" calcext:value-type="float">
            <text:p>279.7</text:p>
          </table:table-cell>
          <table:table-cell office:value-type="float" office:value="997.4" calcext:value-type="float">
            <text:p>997.4</text:p>
          </table:table-cell>
          <table:table-cell office:value-type="float" office:value="908.4" calcext:value-type="float">
            <text:p>908.4</text:p>
          </table:table-cell>
          <table:table-cell office:value-type="float" office:value="472" calcext:value-type="float">
            <text:p>472</text:p>
          </table:table-cell>
          <table:table-cell office:value-type="float" office:value="759" calcext:value-type="float">
            <text:p>759</text:p>
          </table:table-cell>
          <table:table-cell office:value-type="float" office:value="3261" calcext:value-type="float">
            <text:p>3261</text:p>
          </table:table-cell>
          <table:table-cell office:value-type="float" office:value="1964.7" calcext:value-type="float">
            <text:p>1964.7</text:p>
          </table:table-cell>
          <table:table-cell office:value-type="float" office:value="1407.4" calcext:value-type="float">
            <text:p>1407.4</text:p>
          </table:table-cell>
          <table:table-cell office:value-type="float" office:value="621.4" calcext:value-type="float">
            <text:p>621.4</text:p>
          </table:table-cell>
          <table:table-cell office:value-type="float" office:value="348" calcext:value-type="float">
            <text:p>348</text:p>
          </table:table-cell>
          <table:table-cell office:value-type="float" office:value="2159.5" calcext:value-type="float">
            <text:p>2159.5</text:p>
          </table:table-cell>
          <table:table-cell office:value-type="float" office:value="3018.8" calcext:value-type="float">
            <text:p>3018.8</text:p>
          </table:table-cell>
          <table:table-cell office:value-type="float" office:value="11018.7" calcext:value-type="float">
            <text:p>11018.7</text:p>
          </table:table-cell>
          <table:table-cell table:number-columns-repeated="100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16784.9" calcext:value-type="float">
            <text:p>16784.9</text:p>
          </table:table-cell>
          <table:table-cell office:value-type="float" office:value="14572.3" calcext:value-type="float">
            <text:p>14572.3</text:p>
          </table:table-cell>
          <table:table-cell office:value-type="float" office:value="215.6" calcext:value-type="float">
            <text:p>215.6</text:p>
          </table:table-cell>
          <table:table-cell office:value-type="float" office:value="386.5" calcext:value-type="float">
            <text:p>386.5</text:p>
          </table:table-cell>
          <table:table-cell office:value-type="float" office:value="587.6" calcext:value-type="float">
            <text:p>587.6</text:p>
          </table:table-cell>
          <table:table-cell office:value-type="float" office:value="1991.9" calcext:value-type="float">
            <text:p>1991.9</text:p>
          </table:table-cell>
          <table:table-cell office:value-type="float" office:value="286.3" calcext:value-type="float">
            <text:p>286.3</text:p>
          </table:table-cell>
          <table:table-cell office:value-type="float" office:value="1040.1" calcext:value-type="float">
            <text:p>1040.1</text:p>
          </table:table-cell>
          <table:table-cell office:value-type="float" office:value="949.5" calcext:value-type="float">
            <text:p>949.5</text:p>
          </table:table-cell>
          <table:table-cell office:value-type="float" office:value="491.1" calcext:value-type="float">
            <text:p>491.1</text:p>
          </table:table-cell>
          <table:table-cell office:value-type="float" office:value="828.9" calcext:value-type="float">
            <text:p>828.9</text:p>
          </table:table-cell>
          <table:table-cell office:value-type="float" office:value="3322.8" calcext:value-type="float">
            <text:p>3322.8</text:p>
          </table:table-cell>
          <table:table-cell office:value-type="float" office:value="2017.3" calcext:value-type="float">
            <text:p>2017.3</text:p>
          </table:table-cell>
          <table:table-cell office:value-type="float" office:value="1447.2" calcext:value-type="float">
            <text:p>1447.2</text:p>
          </table:table-cell>
          <table:table-cell office:value-type="float" office:value="651.3" calcext:value-type="float">
            <text:p>651.3</text:p>
          </table:table-cell>
          <table:table-cell office:value-type="float" office:value="356.3" calcext:value-type="float">
            <text:p>356.3</text:p>
          </table:table-cell>
          <table:table-cell office:value-type="float" office:value="2212.5" calcext:value-type="float">
            <text:p>2212.5</text:p>
          </table:table-cell>
          <table:table-cell office:value-type="float" office:value="3181.6" calcext:value-type="float">
            <text:p>3181.6</text:p>
          </table:table-cell>
          <table:table-cell office:value-type="float" office:value="11390.8" calcext:value-type="float">
            <text:p>11390.8</text:p>
          </table:table-cell>
          <table:table-cell table:number-columns-repeated="1004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17527.3" calcext:value-type="float">
            <text:p>17527.3</text:p>
          </table:table-cell>
          <table:table-cell office:value-type="float" office:value="15255.9" calcext:value-type="float">
            <text:p>15255.9</text:p>
          </table:table-cell>
          <table:table-cell office:value-type="float" office:value="201" calcext:value-type="float">
            <text:p>201</text:p>
          </table:table-cell>
          <table:table-cell office:value-type="float" office:value="416.4" calcext:value-type="float">
            <text:p>416.4</text:p>
          </table:table-cell>
          <table:table-cell office:value-type="float" office:value="636.9" calcext:value-type="float">
            <text:p>636.9</text:p>
          </table:table-cell>
          <table:table-cell office:value-type="float" office:value="2050.2" calcext:value-type="float">
            <text:p>2050.2</text:p>
          </table:table-cell>
          <table:table-cell office:value-type="float" office:value="298.1" calcext:value-type="float">
            <text:p>298.1</text:p>
          </table:table-cell>
          <table:table-cell office:value-type="float" office:value="1088.2" calcext:value-type="float">
            <text:p>1088.2</text:p>
          </table:table-cell>
          <table:table-cell office:value-type="float" office:value="974.5" calcext:value-type="float">
            <text:p>974.5</text:p>
          </table:table-cell>
          <table:table-cell office:value-type="float" office:value="521.8" calcext:value-type="float">
            <text:p>521.8</text:p>
          </table:table-cell>
          <table:table-cell office:value-type="float" office:value="842.4" calcext:value-type="float">
            <text:p>842.4</text:p>
          </table:table-cell>
          <table:table-cell office:value-type="float" office:value="3548" calcext:value-type="float">
            <text:p>3548</text:p>
          </table:table-cell>
          <table:table-cell office:value-type="float" office:value="2118.4" calcext:value-type="float">
            <text:p>2118.4</text:p>
          </table:table-cell>
          <table:table-cell office:value-type="float" office:value="1491.9" calcext:value-type="float">
            <text:p>1491.9</text:p>
          </table:table-cell>
          <table:table-cell office:value-type="float" office:value="691.4" calcext:value-type="float">
            <text:p>691.4</text:p>
          </table:table-cell>
          <table:table-cell office:value-type="float" office:value="376.6" calcext:value-type="float">
            <text:p>376.6</text:p>
          </table:table-cell>
          <table:table-cell office:value-type="float" office:value="2271.4" calcext:value-type="float">
            <text:p>2271.4</text:p>
          </table:table-cell>
          <table:table-cell office:value-type="float" office:value="3304.5" calcext:value-type="float">
            <text:p>3304.5</text:p>
          </table:table-cell>
          <table:table-cell office:value-type="float" office:value="11951.4" calcext:value-type="float">
            <text:p>11951.4</text:p>
          </table:table-cell>
          <table:table-cell table:number-columns-repeated="1004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18238.3" calcext:value-type="float">
            <text:p>18238.3</text:p>
          </table:table-cell>
          <table:table-cell office:value-type="float" office:value="15898.9" calcext:value-type="float">
            <text:p>15898.9</text:p>
          </table:table-cell>
          <table:table-cell office:value-type="float" office:value="182.3" calcext:value-type="float">
            <text:p>182.3</text:p>
          </table:table-cell>
          <table:table-cell office:value-type="float" office:value="261.8" calcext:value-type="float">
            <text:p>261.8</text:p>
          </table:table-cell>
          <table:table-cell office:value-type="float" office:value="694.9" calcext:value-type="float">
            <text:p>694.9</text:p>
          </table:table-cell>
          <table:table-cell office:value-type="float" office:value="2129.6" calcext:value-type="float">
            <text:p>2129.6</text:p>
          </table:table-cell>
          <table:table-cell office:value-type="float" office:value="299.2" calcext:value-type="float">
            <text:p>299.2</text:p>
          </table:table-cell>
          <table:table-cell office:value-type="float" office:value="1142.9" calcext:value-type="float">
            <text:p>1142.9</text:p>
          </table:table-cell>
          <table:table-cell office:value-type="float" office:value="1020.1" calcext:value-type="float">
            <text:p>1020.1</text:p>
          </table:table-cell>
          <table:table-cell office:value-type="float" office:value="565.8" calcext:value-type="float">
            <text:p>565.8</text:p>
          </table:table-cell>
          <table:table-cell office:value-type="float" office:value="906.9" calcext:value-type="float">
            <text:p>906.9</text:p>
          </table:table-cell>
          <table:table-cell office:value-type="float" office:value="3749" calcext:value-type="float">
            <text:p>3749</text:p>
          </table:table-cell>
          <table:table-cell office:value-type="float" office:value="2236.9" calcext:value-type="float">
            <text:p>2236.9</text:p>
          </table:table-cell>
          <table:table-cell office:value-type="float" office:value="1571" calcext:value-type="float">
            <text:p>1571</text:p>
          </table:table-cell>
          <table:table-cell office:value-type="float" office:value="746.8" calcext:value-type="float">
            <text:p>746.8</text:p>
          </table:table-cell>
          <table:table-cell office:value-type="float" office:value="391.6" calcext:value-type="float">
            <text:p>391.6</text:p>
          </table:table-cell>
          <table:table-cell office:value-type="float" office:value="2339.4" calcext:value-type="float">
            <text:p>2339.4</text:p>
          </table:table-cell>
          <table:table-cell office:value-type="float" office:value="3268.6" calcext:value-type="float">
            <text:p>3268.6</text:p>
          </table:table-cell>
          <table:table-cell office:value-type="float" office:value="12630.3" calcext:value-type="float">
            <text:p>12630.3</text:p>
          </table:table-cell>
          <table:table-cell table:number-columns-repeated="1004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18745.1" calcext:value-type="float">
            <text:p>18745.1</text:p>
          </table:table-cell>
          <table:table-cell office:value-type="float" office:value="16360.2" calcext:value-type="float">
            <text:p>16360.2</text:p>
          </table:table-cell>
          <table:table-cell office:value-type="float" office:value="166.6" calcext:value-type="float">
            <text:p>166.6</text:p>
          </table:table-cell>
          <table:table-cell office:value-type="float" office:value="218" calcext:value-type="float">
            <text:p>218</text:p>
          </table:table-cell>
          <table:table-cell office:value-type="float" office:value="746.9" calcext:value-type="float">
            <text:p>746.9</text:p>
          </table:table-cell>
          <table:table-cell office:value-type="float" office:value="2099.7" calcext:value-type="float">
            <text:p>2099.7</text:p>
          </table:table-cell>
          <table:table-cell office:value-type="float" office:value="301.7" calcext:value-type="float">
            <text:p>301.7</text:p>
          </table:table-cell>
          <table:table-cell office:value-type="float" office:value="1133.6" calcext:value-type="float">
            <text:p>1133.6</text:p>
          </table:table-cell>
          <table:table-cell office:value-type="float" office:value="1052.8" calcext:value-type="float">
            <text:p>1052.8</text:p>
          </table:table-cell>
          <table:table-cell office:value-type="float" office:value="582" calcext:value-type="float">
            <text:p>582</text:p>
          </table:table-cell>
          <table:table-cell office:value-type="float" office:value="968.4" calcext:value-type="float">
            <text:p>968.4</text:p>
          </table:table-cell>
          <table:table-cell office:value-type="float" office:value="3946" calcext:value-type="float">
            <text:p>3946</text:p>
          </table:table-cell>
          <table:table-cell office:value-type="float" office:value="2304.3" calcext:value-type="float">
            <text:p>2304.3</text:p>
          </table:table-cell>
          <table:table-cell office:value-type="float" office:value="1652" calcext:value-type="float">
            <text:p>1652</text:p>
          </table:table-cell>
          <table:table-cell office:value-type="float" office:value="788.2" calcext:value-type="float">
            <text:p>788.2</text:p>
          </table:table-cell>
          <table:table-cell office:value-type="float" office:value="399.9" calcext:value-type="float">
            <text:p>399.9</text:p>
          </table:table-cell>
          <table:table-cell office:value-type="float" office:value="2384.9" calcext:value-type="float">
            <text:p>2384.9</text:p>
          </table:table-cell>
          <table:table-cell office:value-type="float" office:value="3231.2" calcext:value-type="float">
            <text:p>3231.2</text:p>
          </table:table-cell>
          <table:table-cell office:value-type="float" office:value="13129" calcext:value-type="float">
            <text:p>13129</text:p>
          </table:table-cell>
          <table:table-cell table:number-columns-repeated="1004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float" office:value="19543" calcext:value-type="float">
            <text:p>19543</text:p>
          </table:table-cell>
          <table:table-cell office:value-type="float" office:value="17094.2" calcext:value-type="float">
            <text:p>17094.2</text:p>
          </table:table-cell>
          <table:table-cell office:value-type="float" office:value="176.6" calcext:value-type="float">
            <text:p>176.6</text:p>
          </table:table-cell>
          <table:table-cell office:value-type="float" office:value="274" calcext:value-type="float">
            <text:p>274</text:p>
          </table:table-cell>
          <table:table-cell office:value-type="float" office:value="797.8" calcext:value-type="float">
            <text:p>797.8</text:p>
          </table:table-cell>
          <table:table-cell office:value-type="float" office:value="2182.4" calcext:value-type="float">
            <text:p>2182.4</text:p>
          </table:table-cell>
          <table:table-cell office:value-type="float" office:value="310.1" calcext:value-type="float">
            <text:p>310.1</text:p>
          </table:table-cell>
          <table:table-cell office:value-type="float" office:value="1163.5" calcext:value-type="float">
            <text:p>1163.5</text:p>
          </table:table-cell>
          <table:table-cell office:value-type="float" office:value="1083.5" calcext:value-type="float">
            <text:p>1083.5</text:p>
          </table:table-cell>
          <table:table-cell office:value-type="float" office:value="607" calcext:value-type="float">
            <text:p>607</text:p>
          </table:table-cell>
          <table:table-cell office:value-type="float" office:value="1005.4" calcext:value-type="float">
            <text:p>1005.4</text:p>
          </table:table-cell>
          <table:table-cell office:value-type="float" office:value="4116.8" calcext:value-type="float">
            <text:p>4116.8</text:p>
          </table:table-cell>
          <table:table-cell office:value-type="float" office:value="2431" calcext:value-type="float">
            <text:p>2431</text:p>
          </table:table-cell>
          <table:table-cell office:value-type="float" office:value="1707.2" calcext:value-type="float">
            <text:p>1707.2</text:p>
          </table:table-cell>
          <table:table-cell office:value-type="float" office:value="824.5" calcext:value-type="float">
            <text:p>824.5</text:p>
          </table:table-cell>
          <table:table-cell office:value-type="float" office:value="414.3" calcext:value-type="float">
            <text:p>414.3</text:p>
          </table:table-cell>
          <table:table-cell office:value-type="float" office:value="2448.7" calcext:value-type="float">
            <text:p>2448.7</text:p>
          </table:table-cell>
          <table:table-cell office:value-type="float" office:value="3430.9" calcext:value-type="float">
            <text:p>3430.9</text:p>
          </table:table-cell>
          <table:table-cell office:value-type="float" office:value="13663.4" calcext:value-type="float">
            <text:p>13663.4</text:p>
          </table:table-cell>
          <table:table-cell table:number-columns-repeated="1004"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float" office:value="20611.9" calcext:value-type="float">
            <text:p>20611.9</text:p>
          </table:table-cell>
          <table:table-cell office:value-type="float" office:value="18062.2" calcext:value-type="float">
            <text:p>18062.2</text:p>
          </table:table-cell>
          <table:table-cell office:value-type="float" office:value="178.6" calcext:value-type="float">
            <text:p>178.6</text:p>
          </table:table-cell>
          <table:table-cell office:value-type="float" office:value="330.8" calcext:value-type="float">
            <text:p>330.8</text:p>
          </table:table-cell>
          <table:table-cell office:value-type="float" office:value="848.2" calcext:value-type="float">
            <text:p>848.2</text:p>
          </table:table-cell>
          <table:table-cell office:value-type="float" office:value="2314.4" calcext:value-type="float">
            <text:p>2314.4</text:p>
          </table:table-cell>
          <table:table-cell office:value-type="float" office:value="321.8" calcext:value-type="float">
            <text:p>321.8</text:p>
          </table:table-cell>
          <table:table-cell office:value-type="float" office:value="1210.9" calcext:value-type="float">
            <text:p>1210.9</text:p>
          </table:table-cell>
          <table:table-cell office:value-type="float" office:value="1115.8" calcext:value-type="float">
            <text:p>1115.8</text:p>
          </table:table-cell>
          <table:table-cell office:value-type="float" office:value="650.7" calcext:value-type="float">
            <text:p>650.7</text:p>
          </table:table-cell>
          <table:table-cell office:value-type="float" office:value="1059.8" calcext:value-type="float">
            <text:p>1059.8</text:p>
          </table:table-cell>
          <table:table-cell office:value-type="float" office:value="4371.9" calcext:value-type="float">
            <text:p>4371.9</text:p>
          </table:table-cell>
          <table:table-cell office:value-type="float" office:value="2572.8" calcext:value-type="float">
            <text:p>2572.8</text:p>
          </table:table-cell>
          <table:table-cell office:value-type="float" office:value="1781.9" calcext:value-type="float">
            <text:p>1781.9</text:p>
          </table:table-cell>
          <table:table-cell office:value-type="float" office:value="866.7" calcext:value-type="float">
            <text:p>866.7</text:p>
          </table:table-cell>
          <table:table-cell office:value-type="float" office:value="437.9" calcext:value-type="float">
            <text:p>437.9</text:p>
          </table:table-cell>
          <table:table-cell office:value-type="float" office:value="2549.7" calcext:value-type="float">
            <text:p>2549.7</text:p>
          </table:table-cell>
          <table:table-cell office:value-type="float" office:value="3671.9" calcext:value-type="float">
            <text:p>3671.9</text:p>
          </table:table-cell>
          <table:table-cell office:value-type="float" office:value="14390.3" calcext:value-type="float">
            <text:p>14390.3</text:p>
          </table:table-cell>
          <table:table-cell table:number-columns-repeated="1004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float" office:value="21433.2" calcext:value-type="float">
            <text:p>21433.2</text:p>
          </table:table-cell>
          <table:table-cell office:value-type="float" office:value="18793.8" calcext:value-type="float">
            <text:p>18793.8</text:p>
          </table:table-cell>
          <table:table-cell office:value-type="float" office:value="175.4" calcext:value-type="float">
            <text:p>175.4</text:p>
          </table:table-cell>
          <table:table-cell office:value-type="float" office:value="309.5" calcext:value-type="float">
            <text:p>309.5</text:p>
          </table:table-cell>
          <table:table-cell office:value-type="float" office:value="892.7" calcext:value-type="float">
            <text:p>892.7</text:p>
          </table:table-cell>
          <table:table-cell office:value-type="float" office:value="2345.8" calcext:value-type="float">
            <text:p>2345.8</text:p>
          </table:table-cell>
          <table:table-cell office:value-type="float" office:value="335.3" calcext:value-type="float">
            <text:p>335.3</text:p>
          </table:table-cell>
          <table:table-cell office:value-type="float" office:value="1262.3" calcext:value-type="float">
            <text:p>1262.3</text:p>
          </table:table-cell>
          <table:table-cell office:value-type="float" office:value="1162.2" calcext:value-type="float">
            <text:p>1162.2</text:p>
          </table:table-cell>
          <table:table-cell office:value-type="float" office:value="696.7" calcext:value-type="float">
            <text:p>696.7</text:p>
          </table:table-cell>
          <table:table-cell office:value-type="float" office:value="1127.5" calcext:value-type="float">
            <text:p>1127.5</text:p>
          </table:table-cell>
          <table:table-cell office:value-type="float" office:value="4541.8" calcext:value-type="float">
            <text:p>4541.8</text:p>
          </table:table-cell>
          <table:table-cell office:value-type="float" office:value="2710.7" calcext:value-type="float">
            <text:p>2710.7</text:p>
          </table:table-cell>
          <table:table-cell office:value-type="float" office:value="1865.4" calcext:value-type="float">
            <text:p>1865.4</text:p>
          </table:table-cell>
          <table:table-cell office:value-type="float" office:value="907.2" calcext:value-type="float">
            <text:p>907.2</text:p>
          </table:table-cell>
          <table:table-cell office:value-type="float" office:value="461.3" calcext:value-type="float">
            <text:p>461.3</text:p>
          </table:table-cell>
          <table:table-cell office:value-type="float" office:value="2639.5" calcext:value-type="float">
            <text:p>2639.5</text:p>
          </table:table-cell>
          <table:table-cell office:value-type="float" office:value="3723.4" calcext:value-type="float">
            <text:p>3723.4</text:p>
          </table:table-cell>
          <table:table-cell office:value-type="float" office:value="15070.4" calcext:value-type="float">
            <text:p>15070.4</text:p>
          </table:table-cell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ews Gothic Condensed" svg:font-family="'News Gothic Condensed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1" loext:min-decimal-places="1" number:min-integer-digits="1" number:grouping="true"/>
    </number:number-style>
    <number:number-style style:name="N134">
      <number:number number:decimal-places="0" loext:min-decimal-places="0" number:min-integer-digits="5"/>
    </number:number-style>
    <number:number-style style:name="N135">
      <number:number number:decimal-places="1" loext:min-decimal-places="1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" loext:min-decimal-places="1" number:min-integer-digits="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18:50:14.739334708</meta:creation-date>
    <dc:date>2021-01-31T20:14:15.934414375</dc:date>
    <meta:editing-duration>PT2M29S</meta:editing-duration>
    <meta:editing-cycles>2</meta:editing-cycles>
    <meta:generator>LibreOffice/6.4.6.2$Linux_X86_64 LibreOffice_project/40$Build-2</meta:generator>
    <meta:document-statistic meta:table-count="1" meta:cell-count="940" meta:object-count="0"/>
  </office:meta>
</office:document-meta>
</file>